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4071in"/>
    </style:style>
    <style:style style:name="co9" style:family="table-column">
      <style:table-column-properties fo:break-before="auto" style:column-width="0.213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eeeee" fo:border="0.06pt solid #000000"/>
    </style:style>
    <style:style style:name="ce9" style:family="table-cell" style:parent-style-name="Default">
      <style:table-cell-properties fo:background-color="#ccffff" fo:border="0.06pt solid #000000"/>
    </style:style>
    <style:style style:name="ce10" style:family="table-cell" style:parent-style-name="Default">
      <style:table-cell-properties fo:background-color="#ffccff" fo:border="0.06pt solid #000000"/>
    </style:style>
    <style:style style:name="ce11" style:family="table-cell" style:parent-style-name="Default">
      <style:table-cell-properties fo:background-color="#ffcc99" fo:border="0.06pt solid #000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000000" fo:border="0.06pt solid #000000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 style:data-style-name="N145"/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>
      <style:table-cell-properties fo:background-color="#ff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2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23" style:family="table-cell" style:parent-style-name="Default">
      <style:table-cell-properties fo:background-color="#dddddd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4" style:family="table-cell" style:parent-style-name="Default">
      <style:table-cell-properties fo:background-color="#ccffff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5" style:family="table-cell" style:parent-style-name="Default">
      <style:table-cell-properties fo:background-color="#ffcccc" style:text-align-source="value-type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2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ackground-color="#dddddd" fo:border="0.06pt solid #000000" style:rotation-align="none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ackground-color="#ccffff" fo:border="0.06pt solid #000000" style:rotation-align="none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ackground-color="#ffcccc" fo:border="0.06pt solid #000000" style:rotation-align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ffcccc" fo:border="0.06pt solid #000000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5pt" style:font-size-asian="15pt" style:font-size-complex="15pt"/>
    </style:style>
    <style:style style:name="ce41" style:family="table-cell" style:parent-style-name="Default">
      <style:table-cell-properties fo:background-color="transparent" fo:border="none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able-cell-properties fo:background-color="#ccffff"/>
    </style:style>
    <style:style style:name="ce47" style:family="table-cell" style:parent-style-name="Default">
      <style:table-cell-properties fo:background-color="#ffcccc"/>
    </style:style>
    <style:style style:name="ce4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 x 2 Mapping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ot_x</text:p>
          </table:table-cell>
          <table:table-cell office:value-type="string" calcext:value-type="string">
            <text:p>rot_y</text:p>
          </table:table-cell>
          <table:table-cell office:value-type="string" calcext:value-type="string">
            <text:p>rot_z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0-([.M4]/2)-[.M8]" office:value-type="float" office:value="-0.3" calcext:value-type="float">
            <text:p>-0.3</text:p>
          </table:table-cell>
          <table:table-cell table:formula="of:=[.C2]"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3"/>
          <table:table-cell office:value-type="string" calcext:value-type="string">
            <text:p>Carbon Fiber Width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-1*[.C2]" office:value-type="float" office:value="0.3" calcext:value-type="float">
            <text:p>0.3</text:p>
          </table:table-cell>
          <table:table-cell table:formula="of:=[.D2]" office:value-type="float" office:value="-0.3" calcext:value-type="float">
            <text:p>-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3"/>
          <table:table-cell office:value-type="string" calcext:value-type="string">
            <text:p>Air gap (carbon fiber)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-0.3" calcext:value-type="float">
            <text:p>-0.3</text:p>
          </table:table-cell>
          <table:table-cell table:formula="of:=[.D2]*-1"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-1*[.H3]" office:value-type="float" office:value="-1.5707963267949" calcext:value-type="float">
            <text:p>-1.5707963268</text:p>
          </table:table-cell>
          <table:table-cell table:number-columns-repeated="3"/>
          <table:table-cell office:value-type="string" calcext:value-type="string">
            <text:p>Air gap (crystals)</text:p>
          </table:table-cell>
          <table:table-cell table:style-name="ce4" office:value-type="float" office:value="0.6" calcext:value-type="float">
            <text:p>0.60</text:p>
          </table:table-cell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3]" office:value-type="float" office:value="0.3" calcext:value-type="float">
            <text:p>0.3</text:p>
          </table:table-cell>
          <table:table-cell table:formula="of:=[.D4]"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 office:value-type="string" calcext:value-type="string">
            <text:p>Mother volume centered at (0,0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3" office:value-type="string" calcext:value-type="string">
            <text:p>cent_x</text:p>
          </table:table-cell>
          <table:table-cell table:style-name="ce5" table:formula="of:=[.M12]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office:value-type="string" calcext:value-type="string">
            <text:p>cent_y</text:p>
          </table:table-cell>
          <table:table-cell table:style-name="ce5" table:formula="of:=[.M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/>
          <table:table-cell table:number-columns-repeated="3"/>
        </table:table-row>
        <table:table-row table:style-name="ro1">
          <table:table-cell table:number-columns-repeated="11"/>
          <table:table-cell table:style-name="ce2"/>
          <table:table-cell table:number-columns-repeated="2"/>
          <table:table-cell office:value-type="string" calcext:value-type="string">
            <text:p>Options for cent_x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x_x</text:p>
          </table:table-cell>
          <table:table-cell table:formula="of:=[.O15]" office:value-type="float" office:value="0" calcext:value-type="float">
            <text:p>0</text:p>
          </table:table-cell>
          <table:table-cell/>
          <table:table-cell office:value-type="float" office:value="54.7527272727" calcext:value-type="float">
            <text:p>54.752727272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ent_y</text:p>
          </table:table-cell>
          <table:table-cell table:formula="of:=[.M12]" office:value-type="float" office:value="0" calcext:value-type="float">
            <text:p>0</text:p>
          </table:table-cell>
          <table:table-cell/>
          <table:table-cell office:value-type="float" office:value="24.37" calcext:value-type="float">
            <text:p>24.37</text:p>
          </table:table-cell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Default" table:formula="of:=[.O13]/2" office:value-type="float" office:value="12.185" calcext:value-type="float">
            <text:p>12.185</text:p>
          </table:table-cell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6" office:value-type="float" office:value="0" calcext:value-type="float">
            <text:p>0</text:p>
          </table:table-cell>
        </table:table-row>
      </table:table>
      <table:table table:name="4 x 4 Mapping" table:style-name="ta1">
        <table:table-column table:style-name="co1" table:number-columns-repeated="18" table:default-cell-style-name="Default"/>
        <table:table-row table:style-name="ro1">
          <table:table-cell table:formula="of:=['2 x 2 Mapping'.A1]" office:value-type="string" office:string-value="j" calcext:value-type="string">
            <text:p>j</text:p>
          </table:table-cell>
          <table:table-cell table:formula="of:=['2 x 2 Mapping'.B1]" office:value-type="string" office:string-value="k" calcext:value-type="string">
            <text:p>k</text:p>
          </table:table-cell>
          <table:table-cell table:formula="of:=['2 x 2 Mapping'.C1]" office:value-type="string" office:string-value="x" calcext:value-type="string">
            <text:p>x</text:p>
          </table:table-cell>
          <table:table-cell table:formula="of:=['2 x 2 Mapping'.D1]" office:value-type="string" office:string-value="y" calcext:value-type="string">
            <text:p>y</text:p>
          </table:table-cell>
          <table:table-cell table:formula="of:=['2 x 2 Mapping'.E1]" office:value-type="string" office:string-value="z" calcext:value-type="string">
            <text:p>z</text:p>
          </table:table-cell>
          <table:table-cell table:formula="of:=['2 x 2 Mapping'.F1]" office:value-type="string" office:string-value="rot_x" calcext:value-type="string">
            <text:p>rot_x</text:p>
          </table:table-cell>
          <table:table-cell table:formula="of:=['2 x 2 Mapping'.G1]" office:value-type="string" office:string-value="rot_y" calcext:value-type="string">
            <text:p>rot_y</text:p>
          </table:table-cell>
          <table:table-cell table:formula="of:=['2 x 2 Mapping'.H1]" office:value-type="string" office:string-value="rot_z" calcext:value-type="string">
            <text:p>rot_z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0-[.M13]-[.M3]" office:value-type="float" office:value="-22.6036363636375" calcext:value-type="float">
            <text:p>-22.6036363636</text:p>
          </table:table-cell>
          <table:table-cell table:formula="of:=[.C2]" office:value-type="float" office:value="-22.6036363636375" calcext:value-type="float">
            <text:p>-22.6036363636</text:p>
          </table:table-cell>
          <table:table-cell office:value-type="float" office:value="0" calcext:value-type="float">
            <text:p>0</text:p>
          </table:table-cell>
          <table:table-cell table:formula="of:=-1*[.J10]" office:value-type="float" office:value="-0.0209285289987359" calcext:value-type="float">
            <text:p>-0.020928529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ally j0k1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1*[.C2]" office:value-type="float" office:value="22.6036363636375" calcext:value-type="float">
            <text:p>22.6036363636</text:p>
          </table:table-cell>
          <table:table-cell table:formula="of:=[.D2]" office:value-type="float" office:value="-22.6036363636375" calcext:value-type="float">
            <text:p>-22.6036363636</text:p>
          </table:table-cell>
          <table:table-cell office:value-type="float" office:value="0" calcext:value-type="float">
            <text:p>0</text:p>
          </table:table-cell>
          <table:table-cell table:formula="of:=- [.J10]" office:value-type="float" office:value="-0.0209285289987359" calcext:value-type="float">
            <text:p>-0.020928529</text:p>
          </table:table-cell>
          <table:table-cell table:formula="of:=-[.J10]" office:value-type="float" office:value="-0.0209285289987359" calcext:value-type="float">
            <text:p>-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Carbon Fiber Width: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C2]" office:value-type="float" office:value="-22.6036363636375" calcext:value-type="float">
            <text:p>-22.6036363636</text:p>
          </table:table-cell>
          <table:table-cell table:formula="of:=[.D3]*-1" office:value-type="float" office:value="22.6036363636375" calcext:value-type="float">
            <text:p>22.6036363636</text:p>
          </table:table-cell>
          <table:table-cell office:value-type="float" office:value="0" calcext:value-type="float">
            <text:p>0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ir gap (carbon fiber)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" office:value-type="float" office:value="22.6036363636375" calcext:value-type="float">
            <text:p>22.6036363636</text:p>
          </table:table-cell>
          <table:table-cell table:formula="of:=[.D4]" office:value-type="float" office:value="22.6036363636375" calcext:value-type="float">
            <text:p>22.6036363636</text:p>
          </table:table-cell>
          <table:table-cell office:value-type="float" office:value="0" calcext:value-type="float">
            <text:p>0</text:p>
          </table:table-cell>
          <table:table-cell table:formula="of:=[.J10]" office:value-type="float" office:value="0.0209285289987359" calcext:value-type="float">
            <text:p>0.020928529</text:p>
          </table:table-cell>
          <table:table-cell table:formula="of:=-[.J10]" office:value-type="float" office:value="-0.0209285289987359" calcext:value-type="float">
            <text:p>-0.02092852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Air gap (crystals)</text:p>
          </table:table-cell>
          <table:table-cell table:style-name="ce4" office:value-type="float" office:value="0.6" calcext:value-type="float">
            <text:p>0.60</text:p>
          </table:table-cell>
          <table:table-cell table:style-name="ce2" office:value-type="string" calcext:value-type="string">
            <text:p>mm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11"/>
          <table:table-cell table:style-name="ce2" office:value-type="string" calcext:value-type="string">
            <text:p>Mother volume centered at (0,0)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ngle of Rotation (rad)</text:p>
          </table:table-cell>
          <table:table-cell/>
          <table:table-cell table:style-name="ce3" office:value-type="string" calcext:value-type="string">
            <text:p>cent_x</text:p>
          </table:table-cell>
          <table:table-cell table:style-name="ce5" table:formula="of:=[.M13]/2" office:value-type="float" office:value="11.2118181818188" calcext:value-type="float">
            <text:p>11.211818181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9"/>
          <table:table-cell table:formula="of:= 2 * [.K28]" office:value-type="float" office:value="0.0209285289987359" calcext:value-type="float">
            <text:p>0.020928529</text:p>
          </table:table-cell>
          <table:table-cell/>
          <table:table-cell table:style-name="ce3" office:value-type="string" calcext:value-type="string">
            <text:p>cent_y</text:p>
          </table:table-cell>
          <table:table-cell table:style-name="ce5" table:formula="of:=[.M9]" office:value-type="float" office:value="11.2118181818188" calcext:value-type="float">
            <text:p>11.2118181818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ngle of Rotation (deg)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1">
          <table:table-cell table:number-columns-repeated="9"/>
          <table:table-cell table:formula="of:=[.J10]*180/PI()" office:value-type="float" office:value="1.19911638304472" calcext:value-type="float">
            <text:p>1.199116383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Options for cent_x</text:p>
          </table:table-cell>
          <table:table-cell table:style-name="ce2"/>
          <table:table-cell office:value-type="string" calcext:value-type="string">
            <text:p>Front face</text:p>
          </table:table-cell>
          <table:table-cell office:value-type="string" calcext:value-type="string">
            <text:p>Back face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cenx_x</text:p>
          </table:table-cell>
          <table:table-cell table:style-name="ce2" table:formula="of:=[.O15]" office:value-type="float" office:value="22.4236363636375" calcext:value-type="float">
            <text:p>22.4236363636</text:p>
          </table:table-cell>
          <table:table-cell table:style-name="ce2"/>
          <table:table-cell table:style-name="ce2" office:value-type="float" office:value="54.7527272727" calcext:value-type="float">
            <text:p>54.7527272727</text:p>
          </table:table-cell>
          <table:table-cell table:style-name="ce2"/>
          <table:table-cell office:value-type="float" office:value="24.915" calcext:value-type="float">
            <text:p>24.915</text:p>
          </table:table-cell>
          <table:table-cell office:value-type="float" office:value="29.4777" calcext:value-type="float">
            <text:p>29.4777</text:p>
          </table:table-cell>
        </table:table-row>
        <table:table-row table:style-name="ro1">
          <table:table-cell table:number-columns-repeated="11"/>
          <table:table-cell table:style-name="ce1" office:value-type="string" calcext:value-type="string">
            <text:p>cent_y</text:p>
          </table:table-cell>
          <table:table-cell table:style-name="ce2" table:formula="of:=[.M13]" office:value-type="float" office:value="22.4236363636375" calcext:value-type="float">
            <text:p>22.4236363636</text:p>
          </table:table-cell>
          <table:table-cell table:style-name="ce2"/>
          <table:table-cell table:style-name="ce2" table:formula="of:=([.Q13]+[.R13])/2" office:value-type="float" office:value="27.19635" calcext:value-type="float">
            <text:p>27.19635</text:p>
          </table:table-cell>
          <table:table-cell table:style-name="ce2"/>
          <table:table-cell table:formula="of:=20+[.M5]/2+[.M4]" office:value-type="float" office:value="20.54" calcext:value-type="float">
            <text:p>20.54</text:p>
          </table:table-cell>
          <table:table-cell table:formula="of:=[.K23]+([.M5]/2)+[.M4]" office:value-type="float" office:value="24.307272727275" calcext:value-type="float">
            <text:p>24.3072727273</text:p>
          </table:table-cell>
        </table:table-row>
        <table:table-row table:style-name="ro1">
          <table:table-cell table:number-columns-repeated="11"/>
          <table:table-cell table:style-name="ce2" table:number-columns-repeated="3"/>
          <table:table-cell table:style-name="ce2" table:formula="of:=([.Q14]+[.R14])/2" office:value-type="float" office:value="22.4236363636375" calcext:value-type="float">
            <text:p>22.4236363636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5"/>
          <table:table-cell table:number-columns-repeated="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Front Face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Back Face</text:p>
          </table:table-cell>
          <table:table-cell table:formula="of:=(48.97454545455-[.M3]*2-[.M4]*2-[.M5])/2" office:value-type="float" office:value="23.767272727275" calcext:value-type="float">
            <text:p>23.767272727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ff</text:p>
          </table:table-cell>
          <table:table-cell table:formula="of:=[.K23]-[.K22]" office:value-type="float" office:value="3.767272727275" calcext:value-type="float">
            <text:p>3.7672727273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ff/2</text:p>
          </table:table-cell>
          <table:table-cell table:formula="of:=[.K24]/2" office:value-type="float" office:value="1.8836363636375" calcext:value-type="float">
            <text:p>1.8836363636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z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an(theta)</text:p>
          </table:table-cell>
          <table:table-cell table:formula="of:=[.K25]/(2*[.K26])" office:value-type="float" office:value="0.0104646464646528" calcext:value-type="float">
            <text:p>0.010464646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heta</text:p>
          </table:table-cell>
          <table:table-cell table:formula="of:=ATAN([.K27])" office:value-type="float" office:value="0.0104642644993679" calcext:value-type="float">
            <text:p>0.0104642645</text:p>
          </table:table-cell>
          <table:table-cell table:number-columns-repeated="7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6"/>
          <table:table-cell table:number-columns-repeated="16"/>
        </table:table-row>
      </table:table>
      <table:table table:name="Final File" table:style-name="ta1">
        <table:table-column table:style-name="co1" table:number-columns-repeated="8" table:default-cell-style-name="ce8"/>
        <table:table-column table:style-name="co2" table:default-cell-style-name="ce8"/>
        <table:table-column table:style-name="co2" table:default-cell-style-name="ce12"/>
        <table:table-row table:style-name="ro1">
          <table:table-cell table:formula="of:=['2 x 2 Mapping'.A2]" office:value-type="float" office:value="0" calcext:value-type="float">
            <text:p>0</text:p>
          </table:table-cell>
          <table:table-cell table:formula="of:=['2 x 2 Mapping'.B2]" office:value-type="float" office:value="0" calcext:value-type="float">
            <text:p>0</text:p>
          </table:table-cell>
          <table:table-cell table:formula="of:=['2 x 2 Mapping'.C2]" office:value-type="float" office:value="-0.3" calcext:value-type="float">
            <text:p>-0.3</text:p>
          </table:table-cell>
          <table:table-cell table:formula="of:=['2 x 2 Mapping'.D2]" office:value-type="float" office:value="-0.3" calcext:value-type="float">
            <text:p>-0.3</text:p>
          </table:table-cell>
          <table:table-cell table:formula="of:=['2 x 2 Mapping'.E2]" office:value-type="float" office:value="0" calcext:value-type="float">
            <text:p>0</text:p>
          </table:table-cell>
          <table:table-cell table:formula="of:=['2 x 2 Mapping'.F2]" office:value-type="float" office:value="0" calcext:value-type="float">
            <text:p>0</text:p>
          </table:table-cell>
          <table:table-cell table:formula="of:=['2 x 2 Mapping'.G2]" office:value-type="float" office:value="0" calcext:value-type="float">
            <text:p>0</text:p>
          </table:table-cell>
          <table:table-cell table:formula="of:=['2 x 2 Mapping'.H2]" office:value-type="float" office:value="3.14159265358979" calcext:value-type="float">
            <text:p>3.1415926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3]" office:value-type="float" office:value="1" calcext:value-type="float">
            <text:p>1</text:p>
          </table:table-cell>
          <table:table-cell table:formula="of:=['2 x 2 Mapping'.B3]" office:value-type="float" office:value="0" calcext:value-type="float">
            <text:p>0</text:p>
          </table:table-cell>
          <table:table-cell table:formula="of:=['2 x 2 Mapping'.C3]" office:value-type="float" office:value="0.3" calcext:value-type="float">
            <text:p>0.3</text:p>
          </table:table-cell>
          <table:table-cell table:formula="of:=['2 x 2 Mapping'.D3]" office:value-type="float" office:value="-0.3" calcext:value-type="float">
            <text:p>-0.3</text:p>
          </table:table-cell>
          <table:table-cell table:formula="of:=['2 x 2 Mapping'.E3]" office:value-type="float" office:value="0" calcext:value-type="float">
            <text:p>0</text:p>
          </table:table-cell>
          <table:table-cell table:formula="of:=['2 x 2 Mapping'.F3]" office:value-type="float" office:value="0" calcext:value-type="float">
            <text:p>0</text:p>
          </table:table-cell>
          <table:table-cell table:formula="of:=['2 x 2 Mapping'.G3]" office:value-type="float" office:value="0" calcext:value-type="float">
            <text:p>0</text:p>
          </table:table-cell>
          <table:table-cell table:formula="of:=['2 x 2 Mapping'.H3]" office:value-type="float" office:value="1.5707963267949" calcext:value-type="float">
            <text:p>1.5707963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4]" office:value-type="float" office:value="0" calcext:value-type="float">
            <text:p>0</text:p>
          </table:table-cell>
          <table:table-cell table:formula="of:=['2 x 2 Mapping'.B4]" office:value-type="float" office:value="1" calcext:value-type="float">
            <text:p>1</text:p>
          </table:table-cell>
          <table:table-cell table:formula="of:=['2 x 2 Mapping'.C4]" office:value-type="float" office:value="-0.3" calcext:value-type="float">
            <text:p>-0.3</text:p>
          </table:table-cell>
          <table:table-cell table:formula="of:=['2 x 2 Mapping'.D4]" office:value-type="float" office:value="0.3" calcext:value-type="float">
            <text:p>0.3</text:p>
          </table:table-cell>
          <table:table-cell table:formula="of:=['2 x 2 Mapping'.E4]" office:value-type="float" office:value="0" calcext:value-type="float">
            <text:p>0</text:p>
          </table:table-cell>
          <table:table-cell table:formula="of:=['2 x 2 Mapping'.F4]" office:value-type="float" office:value="0" calcext:value-type="float">
            <text:p>0</text:p>
          </table:table-cell>
          <table:table-cell table:formula="of:=['2 x 2 Mapping'.G4]" office:value-type="float" office:value="0" calcext:value-type="float">
            <text:p>0</text:p>
          </table:table-cell>
          <table:table-cell table:formula="of:=['2 x 2 Mapping'.H4]" office:value-type="float" office:value="-1.5707963267949" calcext:value-type="float">
            <text:p>-1.5707963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'2 x 2 Mapping'.A5]" office:value-type="float" office:value="1" calcext:value-type="float">
            <text:p>1</text:p>
          </table:table-cell>
          <table:table-cell table:formula="of:=['2 x 2 Mapping'.B5]" office:value-type="float" office:value="1" calcext:value-type="float">
            <text:p>1</text:p>
          </table:table-cell>
          <table:table-cell table:formula="of:=['2 x 2 Mapping'.C5]" office:value-type="float" office:value="0.3" calcext:value-type="float">
            <text:p>0.3</text:p>
          </table:table-cell>
          <table:table-cell table:formula="of:=['2 x 2 Mapping'.D5]" office:value-type="float" office:value="0.3" calcext:value-type="float">
            <text:p>0.3</text:p>
          </table:table-cell>
          <table:table-cell table:formula="of:=['2 x 2 Mapping'.E5]" office:value-type="float" office:value="0" calcext:value-type="float">
            <text:p>0</text:p>
          </table:table-cell>
          <table:table-cell table:formula="of:=['2 x 2 Mapping'.F5]" office:value-type="float" office:value="0" calcext:value-type="float">
            <text:p>0</text:p>
          </table:table-cell>
          <table:table-cell table:formula="of:=['2 x 2 Mapping'.G5]" office:value-type="float" office:value="0" calcext:value-type="float">
            <text:p>0</text:p>
          </table:table-cell>
          <table:table-cell table:formula="of:=['2 x 2 Mapping'.H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'4 x 4 Mapping'.A2]" office:value-type="float" office:value="1" calcext:value-type="float">
            <text:p>1</text:p>
          </table:table-cell>
          <table:table-cell table:style-name="ce9" table:formula="of:=['4 x 4 Mapping'.B2]" office:value-type="float" office:value="0" calcext:value-type="float">
            <text:p>0</text:p>
          </table:table-cell>
          <table:table-cell table:style-name="ce9" table:formula="of:=['4 x 4 Mapping'.C2]" office:value-type="float" office:value="-22.6036363636375" calcext:value-type="float">
            <text:p>-22.6036363636</text:p>
          </table:table-cell>
          <table:table-cell table:style-name="ce9" table:formula="of:=['4 x 4 Mapping'.D2]" office:value-type="float" office:value="-22.6036363636375" calcext:value-type="float">
            <text:p>-22.6036363636</text:p>
          </table:table-cell>
          <table:table-cell table:style-name="ce9" table:formula="of:=['4 x 4 Mapping'.E2]" office:value-type="float" office:value="0" calcext:value-type="float">
            <text:p>0</text:p>
          </table:table-cell>
          <table:table-cell table:style-name="ce9" table:formula="of:=['4 x 4 Mapping'.F2]" office:value-type="float" office:value="-0.0209285289987359" calcext:value-type="float">
            <text:p>-0.020928529</text:p>
          </table:table-cell>
          <table:table-cell table:style-name="ce9" table:formula="of:=['4 x 4 Mapping'.G2]" office:value-type="float" office:value="0.0209285289987359" calcext:value-type="float">
            <text:p>0.020928529</text:p>
          </table:table-cell>
          <table:table-cell table:style-name="ce9" table:formula="of:=['4 x 4 Mapping'.H2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3]" office:value-type="float" office:value="0" calcext:value-type="float">
            <text:p>0</text:p>
          </table:table-cell>
          <table:table-cell table:style-name="ce9" table:formula="of:=['4 x 4 Mapping'.B3]" office:value-type="float" office:value="0" calcext:value-type="float">
            <text:p>0</text:p>
          </table:table-cell>
          <table:table-cell table:style-name="ce9" table:formula="of:=['4 x 4 Mapping'.C3]" office:value-type="float" office:value="22.6036363636375" calcext:value-type="float">
            <text:p>22.6036363636</text:p>
          </table:table-cell>
          <table:table-cell table:style-name="ce9" table:formula="of:=['4 x 4 Mapping'.D3]" office:value-type="float" office:value="-22.6036363636375" calcext:value-type="float">
            <text:p>-22.6036363636</text:p>
          </table:table-cell>
          <table:table-cell table:style-name="ce9" table:formula="of:=['4 x 4 Mapping'.E3]" office:value-type="float" office:value="0" calcext:value-type="float">
            <text:p>0</text:p>
          </table:table-cell>
          <table:table-cell table:style-name="ce9" table:formula="of:=['4 x 4 Mapping'.F3]" office:value-type="float" office:value="-0.0209285289987359" calcext:value-type="float">
            <text:p>-0.020928529</text:p>
          </table:table-cell>
          <table:table-cell table:style-name="ce9" table:formula="of:=['4 x 4 Mapping'.G3]" office:value-type="float" office:value="-0.0209285289987359" calcext:value-type="float">
            <text:p>-0.020928529</text:p>
          </table:table-cell>
          <table:table-cell table:style-name="ce9" table:formula="of:=['4 x 4 Mapping'.H3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4]" office:value-type="float" office:value="1" calcext:value-type="float">
            <text:p>1</text:p>
          </table:table-cell>
          <table:table-cell table:style-name="ce9" table:formula="of:=['4 x 4 Mapping'.B4]" office:value-type="float" office:value="1" calcext:value-type="float">
            <text:p>1</text:p>
          </table:table-cell>
          <table:table-cell table:style-name="ce9" table:formula="of:=['4 x 4 Mapping'.C4]" office:value-type="float" office:value="-22.6036363636375" calcext:value-type="float">
            <text:p>-22.6036363636</text:p>
          </table:table-cell>
          <table:table-cell table:style-name="ce9" table:formula="of:=['4 x 4 Mapping'.D4]" office:value-type="float" office:value="22.6036363636375" calcext:value-type="float">
            <text:p>22.6036363636</text:p>
          </table:table-cell>
          <table:table-cell table:style-name="ce9" table:formula="of:=['4 x 4 Mapping'.E4]" office:value-type="float" office:value="0" calcext:value-type="float">
            <text:p>0</text:p>
          </table:table-cell>
          <table:table-cell table:style-name="ce9" table:formula="of:=['4 x 4 Mapping'.F4]" office:value-type="float" office:value="0.0209285289987359" calcext:value-type="float">
            <text:p>0.020928529</text:p>
          </table:table-cell>
          <table:table-cell table:style-name="ce9" table:formula="of:=['4 x 4 Mapping'.G4]" office:value-type="float" office:value="0.0209285289987359" calcext:value-type="float">
            <text:p>0.020928529</text:p>
          </table:table-cell>
          <table:table-cell table:style-name="ce9" table:formula="of:=['4 x 4 Mapping'.H4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'4 x 4 Mapping'.A5]" office:value-type="float" office:value="0" calcext:value-type="float">
            <text:p>0</text:p>
          </table:table-cell>
          <table:table-cell table:style-name="ce9" table:formula="of:=['4 x 4 Mapping'.B5]" office:value-type="float" office:value="1" calcext:value-type="float">
            <text:p>1</text:p>
          </table:table-cell>
          <table:table-cell table:style-name="ce9" table:formula="of:=['4 x 4 Mapping'.C5]" office:value-type="float" office:value="22.6036363636375" calcext:value-type="float">
            <text:p>22.6036363636</text:p>
          </table:table-cell>
          <table:table-cell table:style-name="ce9" table:formula="of:=['4 x 4 Mapping'.D5]" office:value-type="float" office:value="22.6036363636375" calcext:value-type="float">
            <text:p>22.6036363636</text:p>
          </table:table-cell>
          <table:table-cell table:style-name="ce9" table:formula="of:=['4 x 4 Mapping'.E5]" office:value-type="float" office:value="0" calcext:value-type="float">
            <text:p>0</text:p>
          </table:table-cell>
          <table:table-cell table:style-name="ce9" table:formula="of:=['4 x 4 Mapping'.F5]" office:value-type="float" office:value="0.0209285289987359" calcext:value-type="float">
            <text:p>0.020928529</text:p>
          </table:table-cell>
          <table:table-cell table:style-name="ce9" table:formula="of:=['4 x 4 Mapping'.G5]" office:value-type="float" office:value="-0.0209285289987359" calcext:value-type="float">
            <text:p>-0.020928529</text:p>
          </table:table-cell>
          <table:table-cell table:style-name="ce9" table:formula="of:=['4 x 4 Mapping'.H5]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table:formula="of:=[.D7]" office:value-type="float" office:value="22.6036363636375" calcext:value-type="float">
            <text:p>22.603636363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F8]" office:value-type="float" office:value="0.0209285289987359" calcext:value-type="float">
            <text:p>0.020928529</text:p>
          </table:table-cell>
          <table:table-cell table:style-name="ce10" table:formula="of:=[.G8]" office:value-type="float" office:value="-0.0209285289987359" calcext:value-type="float">
            <text:p>-0.0209285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3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D6]" office:value-type="float" office:value="-22.6036363636375" calcext:value-type="float">
            <text:p>-22.6036363636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[.F6]" office:value-type="float" office:value="-0.0209285289987359" calcext:value-type="float">
            <text:p>-0.020928529</text:p>
          </table:table-cell>
          <table:table-cell table:style-name="ce10" table:formula="of:=[.G6]" office:value-type="float" office:value="-0.0209285289987359" calcext:value-type="float">
            <text:p>-0.02092852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2" calcext:value-type="float">
            <text:p>22</text:p>
          </table:table-cell>
          <table:table-cell table:style-name="ce1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-22.6036363636375" calcext:value-type="float">
            <text:p>-22.60363636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0.0209285289987359" calcext:value-type="float">
            <text:p>-0.020928529</text:p>
          </table:table-cell>
          <table:table-cell table:style-name="ce11" office:value-type="float" office:value="0.0209285289987359" calcext:value-type="float">
            <text:p>0.0209285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table:style-name="ce13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2.6036363636375" calcext:value-type="float">
            <text:p>22.6036363636</text:p>
          </table:table-cell>
          <table:table-cell table:style-name="ce11" office:value-type="float" office:value="-22.6036363636375" calcext:value-type="float">
            <text:p>-22.60363636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-0.0209285289987359" calcext:value-type="float">
            <text:p>-0.0209285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table:style-name="ce13"/>
        </table:table-row>
        <table:table-row table:style-name="ro1"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-22.6036363636375" calcext:value-type="float">
            <text:p>-22.6036363636</text:p>
          </table:table-cell>
          <table:table-cell table:style-name="ce11" office:value-type="float" office:value="22.6036363636375" calcext:value-type="float">
            <text:p>22.603636363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0.0209285289987359" calcext:value-type="float">
            <text:p>0.0209285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2" calcext:value-type="float">
            <text:p>32</text:p>
          </table:table-cell>
          <table:table-cell table:style-name="ce13"/>
        </table:table-row>
        <table:table-row table:style-name="ro1">
          <table:table-cell table:style-name="ce12" table:number-columns-repeated="9"/>
          <table:table-cell/>
        </table:table-row>
      </table:table>
      <table:table table:name="Carbon Fiber (2.4x2.4)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59.3154545455" calcext:value-type="float">
            <text:p>59.3154545455</text:p>
          </table:table-cell>
          <table:table-cell table:number-columns-repeated="3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50.19*2" office:value-type="float" office:value="100.38" calcext:value-type="float">
            <text:p>100.38</text:p>
          </table:table-cell>
        </table:table-row>
        <table:table-row table:style-name="ro1">
          <table:table-cell table:number-columns-repeated="5"/>
          <table:table-cell table:formula="of:=[.G2]*SIN([.F2])" office:value-type="float" office:value="2.54405703748664" calcext:value-type="float">
            <text:p>2.544057037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59.3154545455*2" office:value-type="float" office:value="118.630909091" calcext:value-type="float">
            <text:p>118.630909091</text:p>
          </table:table-cell>
        </table:table-row>
        <table:table-row table:style-name="ro2">
          <table:table-cell table:style-name="ce14" table:formula="of:=[.F3]" office:value-type="float" office:value="2.54405703748664" calcext:value-type="float">
            <text:p>2.5440570375</text:p>
          </table:table-cell>
          <table:table-cell table:number-columns-repeated="4"/>
          <table:table-cell table:formula="of:=[.G5]*SIN([.F5])" office:value-type="float" office:value="3.00661286248652" calcext:value-type="float">
            <text:p>3.0066128625</text:p>
          </table:table-cell>
          <table:table-cell/>
        </table:table-row>
        <table:table-row table:style-name="ro2">
          <table:table-cell table:style-name="ce14" table:formula="of:=0.0506969697 * [.A6]" office:value-type="float" office:value="0.128975982544532" calcext:value-type="float">
            <text:p>0.1289759825</text:p>
          </table:table-cell>
          <table:table-cell table:number-columns-repeated="6"/>
        </table:table-row>
        <table:table-row table:style-name="ro3">
          <table:table-cell table:style-name="ce15"/>
          <table:table-cell table:number-columns-repeated="6"/>
        </table:table-row>
        <table:table-row table:style-name="ro2">
          <table:table-cell table:style-name="ce14" table:formula="of:=[.F6]" office:value-type="float" office:value="3.00661286248652" calcext:value-type="float">
            <text:p>3.0066128625</text:p>
          </table:table-cell>
          <table:table-cell table:number-columns-repeated="6"/>
        </table:table-row>
        <table:table-row table:style-name="ro2">
          <table:table-cell table:style-name="ce14" table:formula="of:=0.0506969697 * [.A9]" office:value-type="float" office:value="0.152426161189109" calcext:value-type="float">
            <text:p>0.15242616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14" table:formula="of:=0.0506969697 * [.A12]" office:value-type="float" office:value="0.1520909091" calcext:value-type="float">
            <text:p>0.1520909091</text:p>
          </table:table-cell>
          <table:table-cell table:number-columns-repeated="6"/>
        </table:table-row>
      </table:table>
      <table:table table:name="Carbon Fiber (2x2)" table:style-name="ta1"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7"/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48.97454545455" calcext:value-type="float">
            <text:p>48.9745454546</text:p>
          </table:table-cell>
          <table:table-cell table:number-columns-repeated="3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[.A2]*2" office:value-type="float" office:value="82.88" calcext:value-type="float">
            <text:p>82.8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G2]*SIN([.F2])" office:value-type="float" office:value="2.10053244936136" calcext:value-type="float">
            <text:p>2.100532449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formula="of:=2*['4 x 4 Mapping'.K28]" office:value-type="float" office:value="0.0209285289987359" calcext:value-type="float">
            <text:p>0.020928529</text:p>
          </table:table-cell>
          <table:table-cell table:style-name="ce2" table:formula="of:=[.B2]*2" office:value-type="float" office:value="97.9490909091" calcext:value-type="float">
            <text:p>97.9490909091</text:p>
          </table:table-cell>
          <table:table-cell table:number-columns-repeated="2"/>
        </table:table-row>
        <table:table-row table:style-name="ro2">
          <table:table-cell table:style-name="ce14" table:formula="of:=[.F3]" office:value-type="float" office:value="2.10053244936136" calcext:value-type="float">
            <text:p>2.1005324494</text:p>
          </table:table-cell>
          <table:table-cell table:number-columns-repeated="4"/>
          <table:table-cell table:formula="of:=[.G5]*SIN([.F5])" office:value-type="float" office:value="2.04978074671336" calcext:value-type="float">
            <text:p>2.0497807467</text:p>
          </table:table-cell>
          <table:table-cell table:number-columns-repeated="3"/>
        </table:table-row>
        <table:table-row table:style-name="ro2">
          <table:table-cell table:style-name="ce14" table:formula="of:=0.0506969697 * [.A6]" office:value-type="float" office:value="0.106490629939139" calcext:value-type="float">
            <text:p>0.1064906299</text:p>
          </table:table-cell>
          <table:table-cell table:number-columns-repeated="8"/>
        </table:table-row>
        <table:table-row table:style-name="ro3">
          <table:table-cell table:style-name="ce15"/>
          <table:table-cell table:number-columns-repeated="8"/>
        </table:table-row>
        <table:table-row table:style-name="ro2">
          <table:table-cell table:style-name="ce14" table:formula="of:=[.F6]" office:value-type="float" office:value="2.04978074671336" calcext:value-type="float">
            <text:p>2.0497807467</text:p>
          </table:table-cell>
          <table:table-cell table:number-columns-repeated="8"/>
        </table:table-row>
        <table:table-row table:style-name="ro2">
          <table:table-cell table:style-name="ce14" table:formula="of:=0.0506969697 * [.A9]" office:value-type="float" office:value="0.103917672407771" calcext:value-type="float">
            <text:p>0.1039176724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2" table:number-rows-repeated="2">
          <table:table-cell table:style-name="ce14"/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8"/>
          <table:table-cell table:style-name="ce16"/>
        </table:table-row>
      </table:table>
      <table:table table:name="Carbon Fiber Special Blocks" table:style-name="ta1">
        <table:shapes>
          <draw:frame draw:z-index="0" draw:style-name="gr1" draw:text-style-name="P1" svg:width="6.2988in" svg:height="3.5429in" svg:x="0.5087in" svg:y="2.8713in">
            <draw:object draw:notify-on-update-of-ranges="'Carbon Fiber Special Blocks'.A3:'Carbon Fiber Special Blocks'.B3 'Carbon Fiber Special Blocks'.A4:'Carbon Fiber Special Blocks'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ce1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4 Crystal Units</text:p>
          </table:table-cell>
          <table:table-cell table:number-columns-repeated="9"/>
          <table:table-cell office:value-type="string" calcext:value-type="string">
            <text:p>8 Crystal Uni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table:formula="of:=41.44/2" office:value-type="float" office:value="20.72" calcext:value-type="float">
            <text:p>20.72</text:p>
          </table:table-cell>
          <table:table-cell table:formula="of:=48.97454545455/2" office:value-type="float" office:value="24.487272727275" calcext:value-type="float">
            <text:p>24.4872727273</text:p>
          </table:table-cell>
          <table:table-cell table:number-columns-repeated="3"/>
          <table:table-cell table:formula="of:= 2 * 0.0126734881" office:value-type="float" office:value="0.0253469762" calcext:value-type="float">
            <text:p>0.0253469762</text:p>
          </table:table-cell>
          <table:table-cell table:style-name="ce2" table:formula="of:=[.A4]*2" office:value-type="float" office:value="41.44" calcext:value-type="float">
            <text:p>41.4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G4]*SIN([.F4])" office:value-type="float" office:value="1.05026622468068" calcext:value-type="float">
            <text:p>1.050266224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formula="of:=2*['4 x 4 Mapping'.K27]" office:value-type="float" office:value="0.0209292929293056" calcext:value-type="float">
            <text:p>0.0209292929</text:p>
          </table:table-cell>
          <table:table-cell table:style-name="ce2" table:formula="of:=[.B4]*2" office:value-type="float" office:value="48.97454545455" calcext:value-type="float">
            <text:p>48.9745454546</text:p>
          </table:table-cell>
          <table:table-cell table:number-columns-repeated="4"/>
        </table:table-row>
        <table:table-row table:style-name="ro2">
          <table:table-cell table:style-name="ce14" table:formula="of:=[.F5]" office:value-type="float" office:value="1.05026622468068" calcext:value-type="float">
            <text:p>1.0502662247</text:p>
          </table:table-cell>
          <table:table-cell table:number-columns-repeated="4"/>
          <table:table-cell table:formula="of:=[.G7]*SIN([.F7])" office:value-type="float" office:value="1.02492777831555" calcext:value-type="float">
            <text:p>1.0249277783</text:p>
          </table:table-cell>
          <table:table-cell table:number-columns-repeated="5"/>
        </table:table-row>
        <table:table-row table:style-name="ro2">
          <table:table-cell table:style-name="ce14" table:formula="of:=0.0506969697 * [.A8]" office:value-type="float" office:value="0.0532453149695697" calcext:value-type="float">
            <text:p>0.053245315</text:p>
          </table:table-cell>
          <table:table-cell table:number-columns-repeated="10"/>
        </table:table-row>
        <table:table-row table:style-name="ro3">
          <table:table-cell table:style-name="ce15"/>
          <table:table-cell table:number-columns-repeated="10"/>
        </table:table-row>
        <table:table-row table:style-name="ro2">
          <table:table-cell table:style-name="ce14" table:formula="of:=[.F8]" office:value-type="float" office:value="1.02492777831555" calcext:value-type="float">
            <text:p>1.0249277783</text:p>
          </table:table-cell>
          <table:table-cell table:number-columns-repeated="10"/>
        </table:table-row>
        <table:table-row table:style-name="ro2">
          <table:table-cell table:style-name="ce14" table:formula="of:=0.0506969697 * [.A11]" office:value-type="float" office:value="0.0519607325219516" calcext:value-type="float">
            <text:p>0.0519607325</text:p>
          </table:table-cell>
          <table:table-cell table:number-columns-repeated="10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table:formula="of:=0.0209292929*[.B37]+20.72" office:value-type="float" office:value="20.7719558695848" calcext:value-type="float">
            <text:p>20.7719558696</text:p>
          </table:table-cell>
          <table:table-cell office:value-type="float" office:value="2.4824474402" calcext:value-type="float">
            <text:p>2.4824474402</text:p>
          </table:table-cell>
          <table:table-cell table:number-columns-repeated="9"/>
        </table:table-row>
        <table:table-row table:style-name="ro1">
          <table:table-cell table:formula="of:=0.0209292929*[.B38]+20.72" office:value-type="float" office:value="20.7719558695848" calcext:value-type="float">
            <text:p>20.7719558696</text:p>
          </table:table-cell>
          <table:table-cell office:value-type="float" office:value="2.4824474402" calcext:value-type="float">
            <text:p>2.482447440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formula="of:=[.A37]-20.72" office:value-type="float" office:value="0.0519558695848019" calcext:value-type="float">
            <text:p>0.0519558696</text:p>
          </table:table-cell>
          <table:table-cell table:number-columns-repeated="10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artial 4x4's" table:style-name="ta1">
        <table:table-column table:style-name="co1" table:visibility="collapse" table:default-cell-style-name="ce18"/>
        <table:table-column table:style-name="co1" table:default-cell-style-name="ce19"/>
        <table:table-column table:style-name="co1" table:visibility="collapse" table:default-cell-style-name="ce19"/>
        <table:table-column table:style-name="co1" table:visibility="collapse" table:default-cell-style-name="ce24"/>
        <table:table-column table:style-name="co1" table:number-columns-repeated="2" table:default-cell-style-name="ce24"/>
        <table:table-column table:style-name="co1" table:visibility="collapse" table:default-cell-style-name="ce24"/>
        <table:table-column table:style-name="co7" table:default-cell-style-name="ce24"/>
        <table:table-column table:style-name="co1" table:visibility="collapse" table:default-cell-style-name="ce24"/>
        <table:table-column table:style-name="co1" table:number-columns-repeated="3" table:default-cell-style-name="ce24"/>
        <table:table-column table:style-name="co1" table:default-cell-style-name="ce29"/>
        <table:table-column table:style-name="co1" table:default-cell-style-name="ce24"/>
        <table:table-column table:style-name="co1" table:number-columns-repeated="2" table:default-cell-style-name="ce31"/>
        <table:table-column table:style-name="co8" table:default-cell-style-name="ce31"/>
        <table:table-column table:style-name="co9" table:default-cell-style-name="ce33"/>
        <table:table-column table:style-name="co10" table:default-cell-style-name="ce31"/>
        <table:table-column table:style-name="co11" table:default-cell-style-name="ce31"/>
        <table:table-column table:style-name="co8" table:default-cell-style-name="ce31"/>
        <table:table-column table:style-name="co6" table:default-cell-style-name="ce43"/>
        <table:table-column table:style-name="co1" table:number-columns-repeated="32" table:default-cell-style-name="ce31"/>
        <table:table-column table:style-name="co1" table:number-columns-repeated="970" table:default-cell-style-name="ce45"/>
        <table:table-row table:style-name="ro4">
          <table:table-cell table:style-name="ce17" office:value-type="string" calcext:value-type="string">
            <text:p>j</text:p>
          </table:table-cell>
          <table:table-cell table:style-name="ce21" office:value-type="string" calcext:value-type="string">
            <text:p>j_fix</text:p>
          </table:table-cell>
          <table:table-cell table:style-name="ce17" office:value-type="string" calcext:value-type="string">
            <text:p>k</text:p>
          </table:table-cell>
          <table:table-cell table:style-name="ce22" office:value-type="string" calcext:value-type="string">
            <text:p>x</text:p>
          </table:table-cell>
          <table:table-cell table:style-name="ce26" office:value-type="string" calcext:value-type="string">
            <text:p>k_fix</text:p>
          </table:table-cell>
          <table:table-cell table:style-name="ce26" office:value-type="string" calcext:value-type="string">
            <text:p>x_fix</text:p>
          </table:table-cell>
          <table:table-cell table:style-name="ce22" office:value-type="string" calcext:value-type="string">
            <text:p>y</text:p>
          </table:table-cell>
          <table:table-cell table:style-name="ce26" office:value-type="string" calcext:value-type="string">
            <text:p>y_fix</text:p>
          </table:table-cell>
          <table:table-cell table:style-name="ce22" office:value-type="string" calcext:value-type="string">
            <text:p>z</text:p>
          </table:table-cell>
          <table:table-cell table:style-name="ce26" office:value-type="string" calcext:value-type="string">
            <text:p>z_fix</text:p>
          </table:table-cell>
          <table:table-cell table:style-name="ce26" office:value-type="string" calcext:value-type="string">
            <text:p>rot_x</text:p>
          </table:table-cell>
          <table:table-cell table:style-name="ce26" office:value-type="string" calcext:value-type="string">
            <text:p>rot_y</text:p>
          </table:table-cell>
          <table:table-cell table:style-name="ce27" office:value-type="string" calcext:value-type="string">
            <text:p>rot_z</text:p>
          </table:table-cell>
          <table:table-cell table:style-name="ce26" office:value-type="string" calcext:value-type="string">
            <text:p>Ident</text:p>
          </table:table-cell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2"/>
          <table:table-cell table:style-name="Default" table:number-columns-repeated="97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18" table:formula="of:=7-[.A2]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23" office:value-type="float" office:value="45.370340345927" calcext:value-type="float">
            <text:p>45.3703403459</text:p>
          </table:table-cell>
          <table:table-cell table:style-name="ce23" table:formula="of:=8+[.C2]" office:value-type="float" office:value="8" calcext:value-type="float">
            <text:p>8</text:p>
          </table:table-cell>
          <table:table-cell table:style-name="ce23" table:formula="of:=[.D2]" office:value-type="float" office:value="45.370340345927" calcext:value-type="float">
            <text:p>45.3703403459</text:p>
          </table:table-cell>
          <table:table-cell table:style-name="ce23" office:value-type="float" office:value="45.3011517947653" calcext:value-type="float">
            <text:p>45.3011517948</text:p>
          </table:table-cell>
          <table:table-cell table:style-name="ce23" table:formula="of:=[.G2]" office:value-type="float" office:value="45.3011517947653" calcext:value-type="float">
            <text:p>45.3011517948</text:p>
          </table:table-cell>
          <table:table-cell table:style-name="ce23" office:value-type="float" office:value="-1083.30727106546" calcext:value-type="float">
            <text:p>-1083.3072710655</text:p>
          </table:table-cell>
          <table:table-cell table:style-name="ce23" table:formula="of:=[.I2]" office:value-type="float" office:value="-1083.30727106546" calcext:value-type="float">
            <text:p>-1083.3072710655</text:p>
          </table:table-cell>
          <table:table-cell table:style-name="ce23" office:value-type="float" office:value="-0.0418341641431995" calcext:value-type="float">
            <text:p>-0.0418341641</text:p>
          </table:table-cell>
          <table:table-cell table:style-name="ce23" office:value-type="float" office:value="0.0418341641431995" calcext:value-type="float">
            <text:p>0.0418341641</text:p>
          </table:table-cell>
          <table:table-cell table:style-name="ce28" table:formula="of:=2*PI()" office:value-type="float" office:value="6.28318530717959" calcext:value-type="float">
            <text:p>6.283185307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/>
          <table:table-cell table:style-name="ce32"/>
          <table:table-cell table:style-name="ce35" office:value-type="string" calcext:value-type="string" table:number-columns-spanned="3" table:number-rows-spanned="1">
            <text:p>Key</text:p>
          </table:table-cell>
          <table:covered-table-cell table:number-columns-repeated="2" table:style-name="ce39"/>
          <table:table-cell table:style-name="ce42"/>
          <table:table-cell/>
          <table:table-cell table:style-name="ce1" office:value-type="string" calcext:value-type="string">
            <text:p>Carbon Fiber Width: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string" calcext:value-type="string">
            <text:p>mm</text:p>
          </table:table-cell>
          <table:table-cell table:number-columns-repeated="99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8" table:formula="of:=7-[.A3]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float" office:value="625.297345781221" calcext:value-type="float">
            <text:p>625.2973457812</text:p>
          </table:table-cell>
          <table:table-cell table:style-name="ce23" table:formula="of:=8+[.C3]" office:value-type="float" office:value="10" calcext:value-type="float">
            <text:p>10</text:p>
          </table:table-cell>
          <table:table-cell table:style-name="ce23" table:formula="of:=[.D3]" office:value-type="float" office:value="625.297345781221" calcext:value-type="float">
            <text:p>625.2973457812</text:p>
          </table:table-cell>
          <table:table-cell table:style-name="ce23" office:value-type="float" office:value="228.957620224403" calcext:value-type="float">
            <text:p>228.9576202244</text:p>
          </table:table-cell>
          <table:table-cell table:style-name="ce23" table:formula="of:=[.G3]" office:value-type="float" office:value="228.957620224403" calcext:value-type="float">
            <text:p>228.9576202244</text:p>
          </table:table-cell>
          <table:table-cell table:style-name="ce23" office:value-type="float" office:value="-1094.14243120327" calcext:value-type="float">
            <text:p>-1094.1424312033</text:p>
          </table:table-cell>
          <table:table-cell table:style-name="ce23" table:formula="of:=[.I3]" office:value-type="float" office:value="-1094.14243120327" calcext:value-type="float">
            <text:p>-1094.1424312033</text:p>
          </table:table-cell>
          <table:table-cell table:style-name="ce23" office:value-type="float" office:value="-0.543844133861594" calcext:value-type="float">
            <text:p>-0.5438441339</text:p>
          </table:table-cell>
          <table:table-cell table:style-name="ce23" office:value-type="float" office:value="0.209170820715998" calcext:value-type="float">
            <text:p>0.2091708207</text:p>
          </table:table-cell>
          <table:table-cell table:style-name="ce28" table:formula="of:=2*PI()" office:value-type="float" office:value="6.28318530717959" calcext:value-type="float">
            <text:p>6.283185307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4"/>
          <table:table-cell table:style-name="ce36" table:number-columns-repeated="2"/>
          <table:table-cell table:style-name="ce40" office:value-type="float" office:value="12" calcext:value-type="float" table:number-columns-spanned="1" table:number-rows-spanned="2">
            <text:p>12</text:p>
          </table:table-cell>
          <table:table-cell table:number-columns-repeated="2"/>
          <table:table-cell table:style-name="ce1" office:value-type="string" calcext:value-type="string">
            <text:p>Air gap (carbon fiber)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string" calcext:value-type="string">
            <text:p>mm</text:p>
          </table:table-cell>
          <table:table-cell table:number-columns-repeated="28"/>
          <table:table-cell table:style-name="ce46" table:number-columns-repeated="97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18" table:formula="of:=7-[.A4]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float" office:value="522.78999444785" calcext:value-type="float">
            <text:p>522.7899944479</text:p>
          </table:table-cell>
          <table:table-cell table:style-name="ce23" table:formula="of:=8+[.C4]" office:value-type="float" office:value="12" calcext:value-type="float">
            <text:p>12</text:p>
          </table:table-cell>
          <table:table-cell table:style-name="ce23" table:formula="of:=[.D4]" office:value-type="float" office:value="522.78999444785" calcext:value-type="float">
            <text:p>522.7899944479</text:p>
          </table:table-cell>
          <table:table-cell table:style-name="ce23" office:value-type="float" office:value="419.499543966364" calcext:value-type="float">
            <text:p>419.4995439664</text:p>
          </table:table-cell>
          <table:table-cell table:style-name="ce23" table:formula="of:=[.G4]" office:value-type="float" office:value="419.499543966364" calcext:value-type="float">
            <text:p>419.4995439664</text:p>
          </table:table-cell>
          <table:table-cell table:style-name="ce23" office:value-type="float" office:value="-1097.0445871088" calcext:value-type="float">
            <text:p>-1097.0445871088</text:p>
          </table:table-cell>
          <table:table-cell table:style-name="ce23" table:formula="of:=[.I4]" office:value-type="float" office:value="-1097.0445871088" calcext:value-type="float">
            <text:p>-1097.0445871088</text:p>
          </table:table-cell>
          <table:table-cell table:style-name="ce23" office:value-type="float" office:value="-0.460175805575195" calcext:value-type="float">
            <text:p>-0.4601758056</text:p>
          </table:table-cell>
          <table:table-cell table:style-name="ce23" office:value-type="float" office:value="0.376507477288796" calcext:value-type="float">
            <text:p>0.3765074773</text:p>
          </table:table-cell>
          <table:table-cell table:style-name="ce28" table:formula="of:=2*PI()" office:value-type="float" office:value="6.28318530717959" calcext:value-type="float">
            <text:p>6.283185307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4"/>
          <table:table-cell table:style-name="ce37"/>
          <table:table-cell table:style-name="ce36"/>
          <table:covered-table-cell table:style-name="ce41"/>
          <table:table-cell table:number-columns-repeated="2"/>
          <table:table-cell table:style-name="ce1" office:value-type="string" calcext:value-type="string">
            <text:p>Air gap (crystals)</text:p>
          </table:table-cell>
          <table:table-cell table:style-name="ce4" office:value-type="float" office:value="0.6" calcext:value-type="float">
            <text:p>0.60</text:p>
          </table:table-cell>
          <table:table-cell table:style-name="ce2" office:value-type="string" calcext:value-type="string">
            <text:p>mm</text:p>
          </table:table-cell>
          <table:table-cell table:number-columns-repeated="28"/>
          <table:table-cell table:style-name="ce46" table:number-columns-repeated="97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8" table:formula="of:=7-[.A5]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23" office:value-type="float" office:value="422.82385261354" calcext:value-type="float">
            <text:p>422.8238526135</text:p>
          </table:table-cell>
          <table:table-cell table:style-name="ce23" table:formula="of:=8+[.C5]" office:value-type="float" office:value="13" calcext:value-type="float">
            <text:p>13</text:p>
          </table:table-cell>
          <table:table-cell table:style-name="ce23" table:formula="of:=[.D5]" office:value-type="float" office:value="422.82385261354" calcext:value-type="float">
            <text:p>422.8238526135</text:p>
          </table:table-cell>
          <table:table-cell table:style-name="ce23" office:value-type="float" office:value="518.823090810888" calcext:value-type="float">
            <text:p>518.8230908109</text:p>
          </table:table-cell>
          <table:table-cell table:style-name="ce23" table:formula="of:=[.G5]" office:value-type="float" office:value="518.823090810888" calcext:value-type="float">
            <text:p>518.8230908109</text:p>
          </table:table-cell>
          <table:table-cell table:style-name="ce23" office:value-type="float" office:value="-1097.34046640187" calcext:value-type="float">
            <text:p>-1097.3404664019</text:p>
          </table:table-cell>
          <table:table-cell table:style-name="ce23" table:formula="of:=[.I5]" office:value-type="float" office:value="-1097.34046640187" calcext:value-type="float">
            <text:p>-1097.3404664019</text:p>
          </table:table-cell>
          <table:table-cell table:style-name="ce23" office:value-type="float" office:value="-0.376507477288796" calcext:value-type="float">
            <text:p>-0.3765074773</text:p>
          </table:table-cell>
          <table:table-cell table:style-name="ce23" office:value-type="float" office:value="0.460175805575195" calcext:value-type="float">
            <text:p>0.4601758056</text:p>
          </table:table-cell>
          <table:table-cell table:style-name="ce28" table:formula="of:=2*PI()" office:value-type="float" office:value="6.28318530717959" calcext:value-type="float">
            <text:p>6.283185307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101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8" table:formula="of:=7-[.A6]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float" office:value="230.713832560527" calcext:value-type="float">
            <text:p>230.7138325605</text:p>
          </table:table-cell>
          <table:table-cell table:style-name="ce23" table:formula="of:=8+[.C6]" office:value-type="float" office:value="14" calcext:value-type="float">
            <text:p>14</text:p>
          </table:table-cell>
          <table:table-cell table:style-name="ce23" table:formula="of:=[.D6]" office:value-type="float" office:value="230.713832560527" calcext:value-type="float">
            <text:p>230.7138325605</text:p>
          </table:table-cell>
          <table:table-cell table:style-name="ce23" office:value-type="float" office:value="621.859919092748" calcext:value-type="float">
            <text:p>621.8599190927</text:p>
          </table:table-cell>
          <table:table-cell table:style-name="ce23" table:formula="of:=[.G6]" office:value-type="float" office:value="621.859919092748" calcext:value-type="float">
            <text:p>621.8599190927</text:p>
          </table:table-cell>
          <table:table-cell table:style-name="ce23" office:value-type="float" office:value="-1094.91653701173" calcext:value-type="float">
            <text:p>-1094.9165370117</text:p>
          </table:table-cell>
          <table:table-cell table:style-name="ce23" table:formula="of:=[.I6]" office:value-type="float" office:value="-1094.91653701173" calcext:value-type="float">
            <text:p>-1094.9165370117</text:p>
          </table:table-cell>
          <table:table-cell table:style-name="ce23" office:value-type="float" office:value="-0.209170820715998" calcext:value-type="float">
            <text:p>-0.2091708207</text:p>
          </table:table-cell>
          <table:table-cell table:style-name="ce23" office:value-type="float" office:value="0.543844133861594" calcext:value-type="float">
            <text:p>0.5438441339</text:p>
          </table:table-cell>
          <table:table-cell table:style-name="ce28" table:formula="of:=2*PI()" office:value-type="float" office:value="6.28318530717959" calcext:value-type="float">
            <text:p>6.2831853072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4"/>
          <table:table-cell table:style-name="ce36" table:number-columns-repeated="2"/>
          <table:table-cell table:style-name="ce40" office:value-type="float" office:value="22" calcext:value-type="float" table:number-columns-spanned="1" table:number-rows-spanned="2">
            <text:p>22</text:p>
          </table:table-cell>
          <table:table-cell table:number-columns-repeated="3"/>
          <table:table-cell table:formula="of:=['4 x 4 Mapping'.C5]" office:value-type="float" office:value="22.6036363636375" calcext:value-type="float">
            <text:p>22.6036363636</text:p>
          </table:table-cell>
          <table:table-cell table:number-columns-repeated="29"/>
          <table:table-cell table:style-name="ce46" table:number-columns-repeated="970"/>
        </table:table-row>
        <table:table-row table:style-name="ro4">
          <table:table-cell table:style-name="ce19" office:value-type="float" office:value="7" calcext:value-type="float">
            <text:p>7</text:p>
          </table:table-cell>
          <table:table-cell table:formula="of:=7-[.A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0.56988604926" calcext:value-type="float">
            <text:p>730.5698860493</text:p>
          </table:table-cell>
          <table:table-cell table:formula="of:=8+[.C7]" office:value-type="float" office:value="8" calcext:value-type="float">
            <text:p>8</text:p>
          </table:table-cell>
          <table:table-cell table:formula="of:=[.D7]-[.$Y$6]" office:value-type="float" office:value="707.966249685623" calcext:value-type="float">
            <text:p>707.9662496856</text:p>
          </table:table-cell>
          <table:table-cell office:value-type="float" office:value="45.3011517947653" calcext:value-type="float">
            <text:p>45.3011517948</text:p>
          </table:table-cell>
          <table:table-cell table:formula="of:=[.G7]" office:value-type="float" office:value="45.3011517947653" calcext:value-type="float">
            <text:p>45.3011517948</text:p>
          </table:table-cell>
          <table:table-cell office:value-type="float" office:value="-1088.52412450501" calcext:value-type="float">
            <text:p>-1088.524124505</text:p>
          </table:table-cell>
          <table:table-cell table:formula="of:=[.I7]" office:value-type="float" office:value="-1088.52412450501" calcext:value-type="float">
            <text:p>-1088.524124505</text:p>
          </table:table-cell>
          <table:table-cell office:value-type="float" office:value="-0.627512462147993" calcext:value-type="float">
            <text:p>-0.6275124621</text:p>
          </table:table-cell>
          <table:table-cell office:value-type="float" office:value="0.0418341641431995" calcext:value-type="float">
            <text:p>0.0418341641</text:p>
          </table:table-cell>
          <table:table-cell table:formula="of:=2*PI()" office:value-type="float" office:value="6.28318530717959" calcext:value-type="float">
            <text:p>6.28318530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9" table:number-columns-repeated="2"/>
          <table:covered-table-cell table:style-name="ce41"/>
          <table:table-cell table:number-columns-repeated="1003"/>
        </table:table-row>
        <table:table-row table:style-name="ro4">
          <table:table-cell table:style-name="ce19" office:value-type="float" office:value="7" calcext:value-type="float">
            <text:p>7</text:p>
          </table:table-cell>
          <table:table-cell table:formula="of:=7-[.A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2.228514471941" calcext:value-type="float">
            <text:p>732.2285144719</text:p>
          </table:table-cell>
          <table:table-cell table:formula="of:=8+[.C8]" office:value-type="float" office:value="9" calcext:value-type="float">
            <text:p>9</text:p>
          </table:table-cell>
          <table:table-cell table:formula="of:=[.D8]-[.$Y$6]" office:value-type="float" office:value="709.624878108304" calcext:value-type="float">
            <text:p>709.6248781083</text:p>
          </table:table-cell>
          <table:table-cell office:value-type="float" office:value="136.524298108341" calcext:value-type="float">
            <text:p>136.5242981083</text:p>
          </table:table-cell>
          <table:table-cell table:formula="of:=[.G8]" office:value-type="float" office:value="136.524298108341" calcext:value-type="float">
            <text:p>136.5242981083</text:p>
          </table:table-cell>
          <table:table-cell office:value-type="float" office:value="-1090.81090473494" calcext:value-type="float">
            <text:p>-1090.8109047349</text:p>
          </table:table-cell>
          <table:table-cell table:formula="of:=[.I8]" office:value-type="float" office:value="-1090.81090473494" calcext:value-type="float">
            <text:p>-1090.8109047349</text:p>
          </table:table-cell>
          <table:table-cell office:value-type="float" office:value="-0.627512462147993" calcext:value-type="float">
            <text:p>-0.6275124621</text:p>
          </table:table-cell>
          <table:table-cell office:value-type="float" office:value="0.125502492429599" calcext:value-type="float">
            <text:p>0.1255024924</text:p>
          </table:table-cell>
          <table:table-cell table:formula="of:=[.M7]" office:value-type="float" office:value="6.28318530717959" calcext:value-type="float">
            <text:p>6.2831853072</text:p>
          </table:table-cell>
          <table:table-cell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style-name="ce19" office:value-type="float" office:value="6" calcext:value-type="float">
            <text:p>6</text:p>
          </table:table-cell>
          <table:table-cell table:formula="of:=7-[.A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6.06718234784" calcext:value-type="float">
            <text:p>626.0671823478</text:p>
          </table:table-cell>
          <table:table-cell table:formula="of:=8+[.C9]" office:value-type="float" office:value="11" calcext:value-type="float">
            <text:p>11</text:p>
          </table:table-cell>
          <table:table-cell table:formula="of:=[.D9]-[.$Y$6]" office:value-type="float" office:value="603.463545984202" calcext:value-type="float">
            <text:p>603.4635459842</text:p>
          </table:table-cell>
          <table:table-cell office:value-type="float" office:value="323.096202861556" calcext:value-type="float">
            <text:p>323.0962028616</text:p>
          </table:table-cell>
          <table:table-cell table:formula="of:=[.G9]" office:value-type="float" office:value="323.096202861556" calcext:value-type="float">
            <text:p>323.0962028616</text:p>
          </table:table-cell>
          <table:table-cell office:value-type="float" office:value="-1095.4155888699" calcext:value-type="float">
            <text:p>-1095.4155888699</text:p>
          </table:table-cell>
          <table:table-cell table:formula="of:=[.I9]" office:value-type="float" office:value="-1095.4155888699" calcext:value-type="float">
            <text:p>-1095.4155888699</text:p>
          </table:table-cell>
          <table:table-cell office:value-type="float" office:value="-0.543844133861594" calcext:value-type="float">
            <text:p>-0.5438441339</text:p>
          </table:table-cell>
          <table:table-cell office:value-type="float" office:value="0.292839149002397" calcext:value-type="float">
            <text:p>0.292839149</text:p>
          </table:table-cell>
          <table:table-cell table:formula="of:=[.M8]" office:value-type="float" office:value="6.28318530717959" calcext:value-type="float">
            <text:p>6.2831853072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8"/>
          <table:table-cell table:style-name="ce36"/>
          <table:table-cell table:style-name="ce40" office:value-type="float" office:value="32" calcext:value-type="float" table:number-columns-spanned="1" table:number-rows-spanned="2">
            <text:p>32</text:p>
          </table:table-cell>
          <table:table-cell table:number-columns-repeated="33"/>
          <table:table-cell table:style-name="ce47" table:number-columns-repeated="970"/>
        </table:table-row>
        <table:table-row table:style-name="ro4">
          <table:table-cell table:style-name="ce19" office:value-type="float" office:value="0" calcext:value-type="float">
            <text:p>0</text:p>
          </table:table-cell>
          <table:table-cell table:formula="of:=7-[.A10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5.6016399368582" calcext:value-type="float">
            <text:p>45.6016399369</text:p>
          </table:table-cell>
          <table:table-cell table:formula="of:=8+[.C10]" office:value-type="float" office:value="15" calcext:value-type="float">
            <text:p>15</text:p>
          </table:table-cell>
          <table:table-cell table:formula="of:=[.D10]" office:value-type="float" office:value="45.6016399368582" calcext:value-type="float">
            <text:p>45.6016399369</text:p>
          </table:table-cell>
          <table:table-cell office:value-type="float" office:value="729.598557242155" calcext:value-type="float">
            <text:p>729.5985572422</text:p>
          </table:table-cell>
          <table:table-cell table:formula="of:=[.G10]-[.$Y$6]" office:value-type="float" office:value="706.994920878518" calcext:value-type="float">
            <text:p>706.9949208785</text:p>
          </table:table-cell>
          <table:table-cell office:value-type="float" office:value="-1088.83300936233" calcext:value-type="float">
            <text:p>-1088.8330093623</text:p>
          </table:table-cell>
          <table:table-cell table:formula="of:=[.I10]" office:value-type="float" office:value="-1088.83300936233" calcext:value-type="float">
            <text:p>-1088.8330093623</text:p>
          </table:table-cell>
          <table:table-cell office:value-type="float" office:value="-0.0418341641431995" calcext:value-type="float">
            <text:p>-0.0418341641</text:p>
          </table:table-cell>
          <table:table-cell office:value-type="float" office:value="0.627512462147993" calcext:value-type="float">
            <text:p>0.6275124621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8" table:number-columns-repeated="2"/>
          <table:covered-table-cell table:style-name="ce41"/>
          <table:table-cell table:number-columns-repeated="100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formula="of:=7-[.A11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7.423660227531" calcext:value-type="float">
            <text:p>137.4236602275</text:p>
          </table:table-cell>
          <table:table-cell table:formula="of:=8+[.C11]" office:value-type="float" office:value="15" calcext:value-type="float">
            <text:p>15</text:p>
          </table:table-cell>
          <table:table-cell table:formula="of:=[.D11]" office:value-type="float" office:value="137.423660227531" calcext:value-type="float">
            <text:p>137.4236602275</text:p>
          </table:table-cell>
          <table:table-cell office:value-type="float" office:value="729.598557242155" calcext:value-type="float">
            <text:p>729.5985572422</text:p>
          </table:table-cell>
          <table:table-cell table:formula="of:=[.G11]-[.$Y$6]" office:value-type="float" office:value="706.994920878518" calcext:value-type="float">
            <text:p>706.9949208785</text:p>
          </table:table-cell>
          <table:table-cell office:value-type="float" office:value="-1091.6077476392" calcext:value-type="float">
            <text:p>-1091.6077476392</text:p>
          </table:table-cell>
          <table:table-cell table:formula="of:=[.I11]" office:value-type="float" office:value="-1091.6077476392" calcext:value-type="float">
            <text:p>-1091.6077476392</text:p>
          </table:table-cell>
          <table:table-cell office:value-type="float" office:value="-0.125502492429599" calcext:value-type="float">
            <text:p>-0.1255024924</text:p>
          </table:table-cell>
          <table:table-cell office:value-type="float" office:value="0.627512462147993" calcext:value-type="float">
            <text:p>0.6275124621</text:p>
          </table:table-cell>
          <table:table-cell table:formula="of:=[.M10]" office:value-type="float" office:value="1.5707963267949" calcext:value-type="float">
            <text:p>1.570796326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4"/>
          <table:table-cell table:style-name="ce38" table:number-columns-repeated="3"/>
          <table:table-cell table:style-name="ce44"/>
          <table:table-cell table:number-columns-repeated="32"/>
          <table:table-cell table:style-name="ce47" table:number-columns-repeated="970"/>
        </table:table-row>
        <table:table-row table:style-name="ro4">
          <table:table-cell table:style-name="ce20" office:value-type="float" office:value="5" calcext:value-type="float">
            <text:p>5</text:p>
          </table:table-cell>
          <table:table-cell table:formula="of:=7-[.A13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5.537674142162" calcext:value-type="float">
            <text:p>325.5376741422</text:p>
          </table:table-cell>
          <table:table-cell table:formula="of:=8+[.C12]" office:value-type="float" office:value="14" calcext:value-type="float">
            <text:p>14</text:p>
          </table:table-cell>
          <table:table-cell table:formula="of:=[.D12]" office:value-type="float" office:value="325.537674142162" calcext:value-type="float">
            <text:p>325.5376741422</text:p>
          </table:table-cell>
          <table:table-cell office:value-type="float" office:value="621.859919092748" calcext:value-type="float">
            <text:p>621.8599190927</text:p>
          </table:table-cell>
          <table:table-cell table:formula="of:=[.G12]-[.$Y$6]" office:value-type="float" office:value="599.25628272911" calcext:value-type="float">
            <text:p>599.2562827291</text:p>
          </table:table-cell>
          <table:table-cell office:value-type="float" office:value="-1096.22863797459" calcext:value-type="float">
            <text:p>-1096.2286379746</text:p>
          </table:table-cell>
          <table:table-cell table:formula="of:=[.I12]" office:value-type="float" office:value="-1096.22863797459" calcext:value-type="float">
            <text:p>-1096.2286379746</text:p>
          </table:table-cell>
          <table:table-cell office:value-type="float" office:value="-0.292839149002397" calcext:value-type="float">
            <text:p>-0.292839149</text:p>
          </table:table-cell>
          <table:table-cell office:value-type="float" office:value="0.543844133861594" calcext:value-type="float">
            <text:p>0.5438441339</text:p>
          </table:table-cell>
          <table:table-cell table:formula="of:=[.M11]" office:value-type="float" office:value="1.5707963267949" calcext:value-type="float">
            <text:p>1.570796326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2"/>
          <table:table-cell table:style-name="ce46" table:number-columns-repeated="970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0" table:formula="of:=7-[.A12]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5" office:value-type="float" office:value="522.838443680841" calcext:value-type="float">
            <text:p>522.8384436808</text:p>
          </table:table-cell>
          <table:table-cell table:style-name="ce25" table:formula="of:=8+[.C13]" office:value-type="float" office:value="13" calcext:value-type="float">
            <text:p>13</text:p>
          </table:table-cell>
          <table:table-cell table:style-name="ce25" table:formula="of:=[.D13]" office:value-type="float" office:value="522.838443680841" calcext:value-type="float">
            <text:p>522.8384436808</text:p>
          </table:table-cell>
          <table:table-cell table:style-name="ce25" office:value-type="float" office:value="518.823090810888" calcext:value-type="float">
            <text:p>518.8230908109</text:p>
          </table:table-cell>
          <table:table-cell table:style-name="ce25" table:formula="of:=[.G13]" office:value-type="float" office:value="518.823090810888" calcext:value-type="float">
            <text:p>518.8230908109</text:p>
          </table:table-cell>
          <table:table-cell table:style-name="ce25" office:value-type="float" office:value="-1097.14233248989" calcext:value-type="float">
            <text:p>-1097.1423324899</text:p>
          </table:table-cell>
          <table:table-cell table:style-name="ce25" table:formula="of:=[.I13]" office:value-type="float" office:value="-1097.14233248989" calcext:value-type="float">
            <text:p>-1097.1423324899</text:p>
          </table:table-cell>
          <table:table-cell table:style-name="ce25" office:value-type="float" office:value="-0.460175805575195" calcext:value-type="float">
            <text:p>-0.4601758056</text:p>
          </table:table-cell>
          <table:table-cell table:style-name="ce25" office:value-type="float" office:value="0.460175805575195" calcext:value-type="float">
            <text:p>0.4601758056</text:p>
          </table:table-cell>
          <table:table-cell table:style-name="ce30" table:formula="of:=PI()" office:value-type="float" office:value="3.14159265358979" calcext:value-type="float">
            <text:p>3.141592653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/>
          <table:table-cell table:style-name="ce31"/>
          <table:table-cell table:number-columns-repeated="3"/>
          <table:table-cell table:style-name="ce31"/>
          <table:table-cell table:number-columns-repeated="32"/>
          <table:table-cell table:style-name="ce46" table:number-columns-repeated="970"/>
        </table:table-row>
      </table:table>
      <table:table table:name="4x4 Mapping File full" table:style-name="ta1">
        <table:table-column table:style-name="co1" table:number-columns-repeated="1024" table:default-cell-style-name="ce50"/>
        <table:table-row table:style-name="ro4"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k</text:p>
          </table:table-cell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1" office:value-type="string" calcext:value-type="string">
            <text:p>z</text:p>
          </table:table-cell>
          <table:table-cell table:style-name="ce51" office:value-type="string" calcext:value-type="string">
            <text:p>rot_x</text:p>
          </table:table-cell>
          <table:table-cell table:style-name="ce51" office:value-type="string" calcext:value-type="string">
            <text:p>rot_y</text:p>
          </table:table-cell>
          <table:table-cell table:style-name="ce53" office:value-type="string" calcext:value-type="string">
            <text:p>rot_z</text:p>
          </table:table-cell>
          <table:table-cell table:style-name="ce53" office:value-type="string" calcext:value-type="string">
            <text:p>Ident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136.731379697528" calcext:value-type="float">
            <text:p>136.7313796975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86.12066910013" calcext:value-type="float">
            <text:p>-1086.1206691001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229.301146045383" calcext:value-type="float">
            <text:p>229.3011460454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88.26157748973" calcext:value-type="float">
            <text:p>-1088.2615774897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323.573769502456" calcext:value-type="float">
            <text:p>323.5737695025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89.71501778336" calcext:value-type="float">
            <text:p>-1089.7150177834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420.107810224674" calcext:value-type="float">
            <text:p>420.1078102247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90.47082126751" calcext:value-type="float">
            <text:p>-1090.4708212675</text:p>
          </table:table-cell>
          <table:table-cell table:style-name="ce52" office:value-type="float" office:value="-0.376507477288796" calcext:value-type="float">
            <text:p>-0.3765074773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519.557801069538" calcext:value-type="float">
            <text:p>519.5578010695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90.52370010948" calcext:value-type="float">
            <text:p>-1090.5237001095</text:p>
          </table:table-cell>
          <table:table-cell table:style-name="ce52" office:value-type="float" office:value="-0.460175805575195" calcext:value-type="float">
            <text:p>-0.4601758056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52" office:value-type="float" office:value="622.71593309371" calcext:value-type="float">
            <text:p>622.7159330937</text:p>
          </table:table-cell>
          <table:table-cell table:style-name="ce52" office:value-type="float" office:value="45.3011517947653" calcext:value-type="float">
            <text:p>45.3011517948</text:p>
          </table:table-cell>
          <table:table-cell table:style-name="ce52" office:value-type="float" office:value="-1089.87328435269" calcext:value-type="float">
            <text:p>-1089.8732843527</text:p>
          </table:table-cell>
          <table:table-cell table:style-name="ce52" office:value-type="float" office:value="-0.543844133861594" calcext:value-type="float">
            <text:p>-0.5438441339</text:p>
          </table:table-cell>
          <table:table-cell table:style-name="ce52" office:value-type="float" office:value="0.0418341641431995" calcext:value-type="float">
            <text:p>0.041834164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45.4884858149394" calcext:value-type="float">
            <text:p>45.4884858149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86.12976175857" calcext:value-type="float">
            <text:p>-1086.1297617586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137.084989522673" calcext:value-type="float">
            <text:p>137.0849895227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88.92341278375" calcext:value-type="float">
            <text:p>-1088.9234127838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229.887746264006" calcext:value-type="float">
            <text:p>229.887746264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91.02496531051" calcext:value-type="float">
            <text:p>-1091.0249653105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324.389256079737" calcext:value-type="float">
            <text:p>324.3892560797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92.41971623361" calcext:value-type="float">
            <text:p>-1092.4197162336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421.146477766716" calcext:value-type="float">
            <text:p>421.1464777667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93.09790744836" calcext:value-type="float">
            <text:p>-1093.0979074484</text:p>
          </table:table-cell>
          <table:table-cell table:style-name="ce52" office:value-type="float" office:value="-0.376507477288796" calcext:value-type="float">
            <text:p>-0.3765074773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1" calcext:value-type="float">
            <text:p>1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520.812382740048" calcext:value-type="float">
            <text:p>520.81238274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93.05479412127" calcext:value-type="float">
            <text:p>-1093.0547941213</text:p>
          </table:table-cell>
          <table:table-cell table:style-name="ce52" office:value-type="float" office:value="-0.460175805575195" calcext:value-type="float">
            <text:p>-0.4601758056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52" office:value-type="float" office:value="624.177651455013" calcext:value-type="float">
            <text:p>624.177651455</text:p>
          </table:table-cell>
          <table:table-cell table:style-name="ce52" office:value-type="float" office:value="136.524298108341" calcext:value-type="float">
            <text:p>136.5242981083</text:p>
          </table:table-cell>
          <table:table-cell table:style-name="ce52" office:value-type="float" office:value="-1092.29067788638" calcext:value-type="float">
            <text:p>-1092.2906778864</text:p>
          </table:table-cell>
          <table:table-cell table:style-name="ce52" office:value-type="float" office:value="-0.543844133861594" calcext:value-type="float">
            <text:p>-0.5438441339</text:p>
          </table:table-cell>
          <table:table-cell table:style-name="ce52" office:value-type="float" office:value="0.125502492429599" calcext:value-type="float">
            <text:p>0.125502492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45.5789867040455" calcext:value-type="float">
            <text:p>45.578986704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88.29182450507" calcext:value-type="float">
            <text:p>-1088.2918245051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137.355859018048" calcext:value-type="float">
            <text:p>137.355859018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91.07034907698" calcext:value-type="float">
            <text:p>-1091.070349077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230.337089279687" calcext:value-type="float">
            <text:p>230.3370892797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93.14175452651" calcext:value-type="float">
            <text:p>-1093.1417545265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325.013928874342" calcext:value-type="float">
            <text:p>325.0139288743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94.49154866661" calcext:value-type="float">
            <text:p>-1094.4915486666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421.942109938021" calcext:value-type="float">
            <text:p>421.942109938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95.110287924" calcext:value-type="float">
            <text:p>-1095.110287924</text:p>
          </table:table-cell>
          <table:table-cell table:style-name="ce52" office:value-type="float" office:value="-0.376507477288796" calcext:value-type="float">
            <text:p>-0.3765074773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1" calcext:value-type="float">
            <text:p>1</text:p>
          </table:table-cell>
          <table:table-cell table:style-name="ce49" office:value-type="float" office:value="9" calcext:value-type="float">
            <text:p>9</text:p>
          </table:table-cell>
          <table:table-cell table:style-name="ce52" office:value-type="float" office:value="521.773407801663" calcext:value-type="float">
            <text:p>521.7734078017</text:p>
          </table:table-cell>
          <table:table-cell table:style-name="ce52" office:value-type="float" office:value="228.957620224403" calcext:value-type="float">
            <text:p>228.9576202244</text:p>
          </table:table-cell>
          <table:table-cell table:style-name="ce52" office:value-type="float" office:value="-1094.9936434093" calcext:value-type="float">
            <text:p>-1094.9936434093</text:p>
          </table:table-cell>
          <table:table-cell table:style-name="ce52" office:value-type="float" office:value="-0.460175805575195" calcext:value-type="float">
            <text:p>-0.4601758056</text:p>
          </table:table-cell>
          <table:table-cell table:style-name="ce52" office:value-type="float" office:value="0.209170820715998" calcext:value-type="float">
            <text:p>0.20917082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45.6412098413023" calcext:value-type="float">
            <text:p>45.6412098413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89.7783328517" calcext:value-type="float">
            <text:p>-1089.7783328517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137.54209309769" calcext:value-type="float">
            <text:p>137.5420930977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92.54645735587" calcext:value-type="float">
            <text:p>-1092.5464573559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230.646031351045" calcext:value-type="float">
            <text:p>230.646031351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94.59713543196" calcext:value-type="float">
            <text:p>-1094.597135432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325.443417484048" calcext:value-type="float">
            <text:p>325.443417484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95.916019908" calcext:value-type="float">
            <text:p>-1095.916019908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422.4891402522" calcext:value-type="float">
            <text:p>422.4891402522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96.49388346417" calcext:value-type="float">
            <text:p>-1096.4938834642</text:p>
          </table:table-cell>
          <table:table-cell table:style-name="ce52" office:value-type="float" office:value="-0.376507477288796" calcext:value-type="float">
            <text:p>-0.3765074773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" calcext:value-type="float">
            <text:p>10</text:p>
          </table:table-cell>
          <table:table-cell table:style-name="ce52" office:value-type="float" office:value="522.434152628667" calcext:value-type="float">
            <text:p>522.4341526287</text:p>
          </table:table-cell>
          <table:table-cell table:style-name="ce52" office:value-type="float" office:value="323.096202861556" calcext:value-type="float">
            <text:p>323.0962028616</text:p>
          </table:table-cell>
          <table:table-cell table:style-name="ce52" office:value-type="float" office:value="-1096.32668319002" calcext:value-type="float">
            <text:p>-1096.32668319</text:p>
          </table:table-cell>
          <table:table-cell table:style-name="ce52" office:value-type="float" office:value="-0.460175805575195" calcext:value-type="float">
            <text:p>-0.4601758056</text:p>
          </table:table-cell>
          <table:table-cell table:style-name="ce52" office:value-type="float" office:value="0.292839149002397" calcext:value-type="float">
            <text:p>0.29283914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45.6747198945813" calcext:value-type="float">
            <text:p>45.6747198946</text:p>
          </table:table-cell>
          <table:table-cell table:style-name="ce52" office:value-type="float" office:value="419.499543966364" calcext:value-type="float">
            <text:p>419.4995439664</text:p>
          </table:table-cell>
          <table:table-cell table:style-name="ce52" office:value-type="float" office:value="-1090.57888673071" calcext:value-type="float">
            <text:p>-1090.5788867307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137.64238881093" calcext:value-type="float">
            <text:p>137.6423888109</text:p>
          </table:table-cell>
          <table:table-cell table:style-name="ce52" office:value-type="float" office:value="419.499543966364" calcext:value-type="float">
            <text:p>419.4995439664</text:p>
          </table:table-cell>
          <table:table-cell table:style-name="ce52" office:value-type="float" office:value="-1093.34141031471" calcext:value-type="float">
            <text:p>-1093.3414103147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230.812411024711" calcext:value-type="float">
            <text:p>230.8124110247</text:p>
          </table:table-cell>
          <table:table-cell table:style-name="ce52" office:value-type="float" office:value="419.499543966364" calcext:value-type="float">
            <text:p>419.4995439664</text:p>
          </table:table-cell>
          <table:table-cell table:style-name="ce52" office:value-type="float" office:value="-1095.38092573623" calcext:value-type="float">
            <text:p>-1095.3809257362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325.674717074979" calcext:value-type="float">
            <text:p>325.674717075</text:p>
          </table:table-cell>
          <table:table-cell table:style-name="ce52" office:value-type="float" office:value="419.499543966364" calcext:value-type="float">
            <text:p>419.4995439664</text:p>
          </table:table-cell>
          <table:table-cell table:style-name="ce52" office:value-type="float" office:value="-1096.68316392062" calcext:value-type="float">
            <text:p>-1096.6831639206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style-name="ce52" office:value-type="float" office:value="422.783741517605" calcext:value-type="float">
            <text:p>422.7837415176</text:p>
          </table:table-cell>
          <table:table-cell table:style-name="ce52" office:value-type="float" office:value="419.499543966364" calcext:value-type="float">
            <text:p>419.4995439664</text:p>
          </table:table-cell>
          <table:table-cell table:style-name="ce52" office:value-type="float" office:value="-1097.23901401064" calcext:value-type="float">
            <text:p>-1097.2390140106</text:p>
          </table:table-cell>
          <table:table-cell table:style-name="ce52" office:value-type="float" office:value="-0.376507477288796" calcext:value-type="float">
            <text:p>-0.3765074773</text:p>
          </table:table-cell>
          <table:table-cell table:style-name="ce52" office:value-type="float" office:value="0.376507477288796" calcext:value-type="float">
            <text:p>0.376507477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12" calcext:value-type="float">
            <text:p>12</text:p>
          </table:table-cell>
          <table:table-cell table:style-name="ce52" office:value-type="float" office:value="45.6792824172847" calcext:value-type="float">
            <text:p>45.6792824173</text:p>
          </table:table-cell>
          <table:table-cell table:style-name="ce52" office:value-type="float" office:value="518.823090810888" calcext:value-type="float">
            <text:p>518.8230908109</text:p>
          </table:table-cell>
          <table:table-cell table:style-name="ce52" office:value-type="float" office:value="-1090.68788522194" calcext:value-type="float">
            <text:p>-1090.6878852219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12" calcext:value-type="float">
            <text:p>12</text:p>
          </table:table-cell>
          <table:table-cell table:style-name="ce52" office:value-type="float" office:value="137.656044458233" calcext:value-type="float">
            <text:p>137.6560444582</text:p>
          </table:table-cell>
          <table:table-cell table:style-name="ce52" office:value-type="float" office:value="518.823090810888" calcext:value-type="float">
            <text:p>518.8230908109</text:p>
          </table:table-cell>
          <table:table-cell table:style-name="ce52" office:value-type="float" office:value="-1093.4496462191" calcext:value-type="float">
            <text:p>-1093.4496462191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12" calcext:value-type="float">
            <text:p>12</text:p>
          </table:table-cell>
          <table:table-cell table:style-name="ce52" office:value-type="float" office:value="230.835064257524" calcext:value-type="float">
            <text:p>230.8350642575</text:p>
          </table:table-cell>
          <table:table-cell table:style-name="ce52" office:value-type="float" office:value="518.823090810888" calcext:value-type="float">
            <text:p>518.8230908109</text:p>
          </table:table-cell>
          <table:table-cell table:style-name="ce52" office:value-type="float" office:value="-1095.48764180224" calcext:value-type="float">
            <text:p>-1095.4876418022</text:p>
          </table:table-cell>
          <table:table-cell table:style-name="ce52" office:value-type="float" office:value="-0.209170820715998" calcext:value-type="float">
            <text:p>-0.2091708207</text:p>
          </table:table-cell>
          <table:table-cell table:style-name="ce52"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52" office:value-type="float" office:value="325.706209404345" calcext:value-type="float">
            <text:p>325.7062094043</text:p>
          </table:table-cell>
          <table:table-cell table:style-name="ce52" office:value-type="float" office:value="518.823090810888" calcext:value-type="float">
            <text:p>518.8230908109</text:p>
          </table:table-cell>
          <table:table-cell table:style-name="ce52" office:value-type="float" office:value="-1096.78761352997" calcext:value-type="float">
            <text:p>-1096.78761353</text:p>
          </table:table-cell>
          <table:table-cell table:style-name="ce52" office:value-type="float" office:value="-0.292839149002397" calcext:value-type="float">
            <text:p>-0.292839149</text:p>
          </table:table-cell>
          <table:table-cell table:style-name="ce52" office:value-type="float" office:value="0.460175805575195" calcext:value-type="float">
            <text:p>0.46017580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13" calcext:value-type="float">
            <text:p>13</text:p>
          </table:table-cell>
          <table:table-cell table:style-name="ce52" office:value-type="float" office:value="45.6548654886062" calcext:value-type="float">
            <text:p>45.6548654886</text:p>
          </table:table-cell>
          <table:table-cell table:style-name="ce52" office:value-type="float" office:value="621.859919092748" calcext:value-type="float">
            <text:p>621.8599190927</text:p>
          </table:table-cell>
          <table:table-cell table:style-name="ce52" office:value-type="float" office:value="-1090.10456573854" calcext:value-type="float">
            <text:p>-1090.1045657385</text:p>
          </table:table-cell>
          <table:table-cell table:style-name="ce52" office:value-type="float" office:value="-0.0418341641431995" calcext:value-type="float">
            <text:p>-0.0418341641</text:p>
          </table:table-cell>
          <table:table-cell table:style-name="ce52"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13" calcext:value-type="float">
            <text:p>13</text:p>
          </table:table-cell>
          <table:table-cell table:style-name="ce52" office:value-type="float" office:value="137.58296450051" calcext:value-type="float">
            <text:p>137.5829645005</text:p>
          </table:table-cell>
          <table:table-cell table:style-name="ce52" office:value-type="float" office:value="621.859919092748" calcext:value-type="float">
            <text:p>621.8599190927</text:p>
          </table:table-cell>
          <table:table-cell table:style-name="ce52" office:value-type="float" office:value="-1092.8704078175" calcext:value-type="float">
            <text:p>-1092.8704078175</text:p>
          </table:table-cell>
          <table:table-cell table:style-name="ce52" office:value-type="float" office:value="-0.125502492429599" calcext:value-type="float">
            <text:p>-0.1255024924</text:p>
          </table:table-cell>
          <table:table-cell table:style-name="ce52" office:value-type="float" office:value="0.543844133861594" calcext:value-type="float">
            <text:p>0.54384413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4">
          <table:table-cell table:formula="of:=['Partial 4x4''s'.A2]" office:value-type="float" office:value="0" calcext:value-type="float">
            <text:p>0</text:p>
          </table:table-cell>
          <table:table-cell table:formula="of:=['Partial 4x4''s'.C2]" office:value-type="float" office:value="0" calcext:value-type="float">
            <text:p>0</text:p>
          </table:table-cell>
          <table:table-cell table:formula="of:=['Partial 4x4''s'.F2]" office:value-type="float" office:value="45.370340345927" calcext:value-type="float">
            <text:p>45.3703403459</text:p>
          </table:table-cell>
          <table:table-cell table:formula="of:=['Partial 4x4''s'.H2]" office:value-type="float" office:value="45.3011517947653" calcext:value-type="float">
            <text:p>45.3011517948</text:p>
          </table:table-cell>
          <table:table-cell table:formula="of:=['Partial 4x4''s'.J2]" office:value-type="float" office:value="-1083.30727106546" calcext:value-type="float">
            <text:p>-1083.3072710655</text:p>
          </table:table-cell>
          <table:table-cell table:formula="of:=['Partial 4x4''s'.K2]" office:value-type="float" office:value="-0.0418341641431995" calcext:value-type="float">
            <text:p>-0.0418341641</text:p>
          </table:table-cell>
          <table:table-cell table:formula="of:=['Partial 4x4''s'.L2]" office:value-type="float" office:value="0.0418341641431995" calcext:value-type="float">
            <text:p>0.0418341641</text:p>
          </table:table-cell>
          <table:table-cell table:formula="of:=['Partial 4x4''s'.M2]" office:value-type="float" office:value="6.28318530717959" calcext:value-type="float">
            <text:p>6.2831853072</text:p>
          </table:table-cell>
          <table:table-cell table:formula="of:=['Partial 4x4''s'.N2]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formula="of:=['Partial 4x4''s'.A7]" office:value-type="float" office:value="7" calcext:value-type="float">
            <text:p>7</text:p>
          </table:table-cell>
          <table:table-cell table:formula="of:=['Partial 4x4''s'.C7]" office:value-type="float" office:value="0" calcext:value-type="float">
            <text:p>0</text:p>
          </table:table-cell>
          <table:table-cell table:formula="of:=['Partial 4x4''s'.F7]" office:value-type="float" office:value="707.966249685623" calcext:value-type="float">
            <text:p>707.9662496856</text:p>
          </table:table-cell>
          <table:table-cell table:formula="of:=['Partial 4x4''s'.H7]" office:value-type="float" office:value="45.3011517947653" calcext:value-type="float">
            <text:p>45.3011517948</text:p>
          </table:table-cell>
          <table:table-cell table:formula="of:=['Partial 4x4''s'.J7]" office:value-type="float" office:value="-1088.52412450501" calcext:value-type="float">
            <text:p>-1088.524124505</text:p>
          </table:table-cell>
          <table:table-cell table:formula="of:=['Partial 4x4''s'.K7]" office:value-type="float" office:value="-0.627512462147993" calcext:value-type="float">
            <text:p>-0.6275124621</text:p>
          </table:table-cell>
          <table:table-cell table:formula="of:=['Partial 4x4''s'.L7]" office:value-type="float" office:value="0.0418341641431995" calcext:value-type="float">
            <text:p>0.0418341641</text:p>
          </table:table-cell>
          <table:table-cell table:formula="of:=['Partial 4x4''s'.M7]" office:value-type="float" office:value="6.28318530717959" calcext:value-type="float">
            <text:p>6.2831853072</text:p>
          </table:table-cell>
          <table:table-cell table:formula="of:=['Partial 4x4''s'.N7]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formula="of:=['Partial 4x4''s'.A8]" office:value-type="float" office:value="7" calcext:value-type="float">
            <text:p>7</text:p>
          </table:table-cell>
          <table:table-cell table:formula="of:=['Partial 4x4''s'.C8]" office:value-type="float" office:value="1" calcext:value-type="float">
            <text:p>1</text:p>
          </table:table-cell>
          <table:table-cell table:formula="of:=['Partial 4x4''s'.F8]" office:value-type="float" office:value="709.624878108304" calcext:value-type="float">
            <text:p>709.6248781083</text:p>
          </table:table-cell>
          <table:table-cell table:formula="of:=['Partial 4x4''s'.H8]" office:value-type="float" office:value="136.524298108341" calcext:value-type="float">
            <text:p>136.5242981083</text:p>
          </table:table-cell>
          <table:table-cell table:formula="of:=['Partial 4x4''s'.J8]" office:value-type="float" office:value="-1090.81090473494" calcext:value-type="float">
            <text:p>-1090.8109047349</text:p>
          </table:table-cell>
          <table:table-cell table:formula="of:=['Partial 4x4''s'.K8]" office:value-type="float" office:value="-0.627512462147993" calcext:value-type="float">
            <text:p>-0.6275124621</text:p>
          </table:table-cell>
          <table:table-cell table:formula="of:=['Partial 4x4''s'.L8]" office:value-type="float" office:value="0.125502492429599" calcext:value-type="float">
            <text:p>0.1255024924</text:p>
          </table:table-cell>
          <table:table-cell table:formula="of:=['Partial 4x4''s'.M8]" office:value-type="float" office:value="6.28318530717959" calcext:value-type="float">
            <text:p>6.2831853072</text:p>
          </table:table-cell>
          <table:table-cell table:formula="of:=['Partial 4x4''s'.N8]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formula="of:=['Partial 4x4''s'.A3]" office:value-type="float" office:value="6" calcext:value-type="float">
            <text:p>6</text:p>
          </table:table-cell>
          <table:table-cell table:formula="of:=['Partial 4x4''s'.C3]" office:value-type="float" office:value="2" calcext:value-type="float">
            <text:p>2</text:p>
          </table:table-cell>
          <table:table-cell table:formula="of:=['Partial 4x4''s'.F3]" office:value-type="float" office:value="625.297345781221" calcext:value-type="float">
            <text:p>625.2973457812</text:p>
          </table:table-cell>
          <table:table-cell table:formula="of:=['Partial 4x4''s'.H3]" office:value-type="float" office:value="228.957620224403" calcext:value-type="float">
            <text:p>228.9576202244</text:p>
          </table:table-cell>
          <table:table-cell table:formula="of:=['Partial 4x4''s'.J3]" office:value-type="float" office:value="-1094.14243120327" calcext:value-type="float">
            <text:p>-1094.1424312033</text:p>
          </table:table-cell>
          <table:table-cell table:formula="of:=['Partial 4x4''s'.K3]" office:value-type="float" office:value="-0.543844133861594" calcext:value-type="float">
            <text:p>-0.5438441339</text:p>
          </table:table-cell>
          <table:table-cell table:formula="of:=['Partial 4x4''s'.L3]" office:value-type="float" office:value="0.209170820715998" calcext:value-type="float">
            <text:p>0.2091708207</text:p>
          </table:table-cell>
          <table:table-cell table:formula="of:=['Partial 4x4''s'.M3]" office:value-type="float" office:value="6.28318530717959" calcext:value-type="float">
            <text:p>6.2831853072</text:p>
          </table:table-cell>
          <table:table-cell table:formula="of:=['Partial 4x4''s'.N3]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formula="of:=['Partial 4x4''s'.A9]" office:value-type="float" office:value="6" calcext:value-type="float">
            <text:p>6</text:p>
          </table:table-cell>
          <table:table-cell table:formula="of:=['Partial 4x4''s'.C9]" office:value-type="float" office:value="3" calcext:value-type="float">
            <text:p>3</text:p>
          </table:table-cell>
          <table:table-cell table:formula="of:=['Partial 4x4''s'.F9]" office:value-type="float" office:value="603.463545984202" calcext:value-type="float">
            <text:p>603.4635459842</text:p>
          </table:table-cell>
          <table:table-cell table:formula="of:=['Partial 4x4''s'.H9]" office:value-type="float" office:value="323.096202861556" calcext:value-type="float">
            <text:p>323.0962028616</text:p>
          </table:table-cell>
          <table:table-cell table:formula="of:=['Partial 4x4''s'.J9]" office:value-type="float" office:value="-1095.4155888699" calcext:value-type="float">
            <text:p>-1095.4155888699</text:p>
          </table:table-cell>
          <table:table-cell table:formula="of:=['Partial 4x4''s'.K9]" office:value-type="float" office:value="-0.543844133861594" calcext:value-type="float">
            <text:p>-0.5438441339</text:p>
          </table:table-cell>
          <table:table-cell table:formula="of:=['Partial 4x4''s'.L9]" office:value-type="float" office:value="0.292839149002397" calcext:value-type="float">
            <text:p>0.292839149</text:p>
          </table:table-cell>
          <table:table-cell table:formula="of:=['Partial 4x4''s'.M9]" office:value-type="float" office:value="6.28318530717959" calcext:value-type="float">
            <text:p>6.2831853072</text:p>
          </table:table-cell>
          <table:table-cell table:formula="of:=['Partial 4x4''s'.N9]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formula="of:=['Partial 4x4''s'.A4]" office:value-type="float" office:value="5" calcext:value-type="float">
            <text:p>5</text:p>
          </table:table-cell>
          <table:table-cell table:formula="of:=['Partial 4x4''s'.C4]" office:value-type="float" office:value="4" calcext:value-type="float">
            <text:p>4</text:p>
          </table:table-cell>
          <table:table-cell table:formula="of:=['Partial 4x4''s'.F4]" office:value-type="float" office:value="522.78999444785" calcext:value-type="float">
            <text:p>522.7899944479</text:p>
          </table:table-cell>
          <table:table-cell table:formula="of:=['Partial 4x4''s'.H4]" office:value-type="float" office:value="419.499543966364" calcext:value-type="float">
            <text:p>419.4995439664</text:p>
          </table:table-cell>
          <table:table-cell table:formula="of:=['Partial 4x4''s'.J4]" office:value-type="float" office:value="-1097.0445871088" calcext:value-type="float">
            <text:p>-1097.0445871088</text:p>
          </table:table-cell>
          <table:table-cell table:formula="of:=['Partial 4x4''s'.K4]" office:value-type="float" office:value="-0.460175805575195" calcext:value-type="float">
            <text:p>-0.4601758056</text:p>
          </table:table-cell>
          <table:table-cell table:formula="of:=['Partial 4x4''s'.L4]" office:value-type="float" office:value="0.376507477288796" calcext:value-type="float">
            <text:p>0.3765074773</text:p>
          </table:table-cell>
          <table:table-cell table:formula="of:=['Partial 4x4''s'.M4]" office:value-type="float" office:value="6.28318530717959" calcext:value-type="float">
            <text:p>6.2831853072</text:p>
          </table:table-cell>
          <table:table-cell table:formula="of:=['Partial 4x4''s'.N4]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formula="of:=['Partial 4x4''s'.A5]" office:value-type="float" office:value="4" calcext:value-type="float">
            <text:p>4</text:p>
          </table:table-cell>
          <table:table-cell table:formula="of:=['Partial 4x4''s'.C5]" office:value-type="float" office:value="5" calcext:value-type="float">
            <text:p>5</text:p>
          </table:table-cell>
          <table:table-cell table:formula="of:=['Partial 4x4''s'.F5]" office:value-type="float" office:value="422.82385261354" calcext:value-type="float">
            <text:p>422.8238526135</text:p>
          </table:table-cell>
          <table:table-cell table:formula="of:=['Partial 4x4''s'.H5]" office:value-type="float" office:value="518.823090810888" calcext:value-type="float">
            <text:p>518.8230908109</text:p>
          </table:table-cell>
          <table:table-cell table:formula="of:=['Partial 4x4''s'.J5]" office:value-type="float" office:value="-1097.34046640187" calcext:value-type="float">
            <text:p>-1097.3404664019</text:p>
          </table:table-cell>
          <table:table-cell table:formula="of:=['Partial 4x4''s'.K5]" office:value-type="float" office:value="-0.376507477288796" calcext:value-type="float">
            <text:p>-0.3765074773</text:p>
          </table:table-cell>
          <table:table-cell table:formula="of:=['Partial 4x4''s'.L5]" office:value-type="float" office:value="0.460175805575195" calcext:value-type="float">
            <text:p>0.4601758056</text:p>
          </table:table-cell>
          <table:table-cell table:formula="of:=['Partial 4x4''s'.M5]" office:value-type="float" office:value="6.28318530717959" calcext:value-type="float">
            <text:p>6.2831853072</text:p>
          </table:table-cell>
          <table:table-cell table:formula="of:=['Partial 4x4''s'.N5]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formula="of:=['Partial 4x4''s'.A12]" office:value-type="float" office:value="5" calcext:value-type="float">
            <text:p>5</text:p>
          </table:table-cell>
          <table:table-cell table:formula="of:=['Partial 4x4''s'.C13]" office:value-type="float" office:value="5" calcext:value-type="float">
            <text:p>5</text:p>
          </table:table-cell>
          <table:table-cell table:formula="of:=['Partial 4x4''s'.F13]" office:value-type="float" office:value="522.838443680841" calcext:value-type="float">
            <text:p>522.8384436808</text:p>
          </table:table-cell>
          <table:table-cell table:formula="of:=['Partial 4x4''s'.H13]" office:value-type="float" office:value="518.823090810888" calcext:value-type="float">
            <text:p>518.8230908109</text:p>
          </table:table-cell>
          <table:table-cell table:formula="of:=['Partial 4x4''s'.J13]" office:value-type="float" office:value="-1097.14233248989" calcext:value-type="float">
            <text:p>-1097.1423324899</text:p>
          </table:table-cell>
          <table:table-cell table:formula="of:=['Partial 4x4''s'.K13]" office:value-type="float" office:value="-0.460175805575195" calcext:value-type="float">
            <text:p>-0.4601758056</text:p>
          </table:table-cell>
          <table:table-cell table:formula="of:=['Partial 4x4''s'.L13]" office:value-type="float" office:value="0.460175805575195" calcext:value-type="float">
            <text:p>0.4601758056</text:p>
          </table:table-cell>
          <table:table-cell table:formula="of:=['Partial 4x4''s'.M13]" office:value-type="float" office:value="3.14159265358979" calcext:value-type="float">
            <text:p>3.1415926536</text:p>
          </table:table-cell>
          <table:table-cell table:formula="of:=['Partial 4x4''s'.N13]" office:value-type="float" office:value="12" calcext:value-type="float">
            <text:p>12</text:p>
          </table:table-cell>
          <table:table-cell table:number-columns-repeated="1015"/>
        </table:table-row>
        <table:table-row table:style-name="ro4">
          <table:table-cell table:formula="of:=['Partial 4x4''s'.A6]" office:value-type="float" office:value="2" calcext:value-type="float">
            <text:p>2</text:p>
          </table:table-cell>
          <table:table-cell table:formula="of:=['Partial 4x4''s'.C6]" office:value-type="float" office:value="6" calcext:value-type="float">
            <text:p>6</text:p>
          </table:table-cell>
          <table:table-cell table:formula="of:=['Partial 4x4''s'.F6]" office:value-type="float" office:value="230.713832560527" calcext:value-type="float">
            <text:p>230.7138325605</text:p>
          </table:table-cell>
          <table:table-cell table:formula="of:=['Partial 4x4''s'.H6]" office:value-type="float" office:value="621.859919092748" calcext:value-type="float">
            <text:p>621.8599190927</text:p>
          </table:table-cell>
          <table:table-cell table:formula="of:=['Partial 4x4''s'.J6]" office:value-type="float" office:value="-1094.91653701173" calcext:value-type="float">
            <text:p>-1094.9165370117</text:p>
          </table:table-cell>
          <table:table-cell table:formula="of:=['Partial 4x4''s'.K6]" office:value-type="float" office:value="-0.209170820715998" calcext:value-type="float">
            <text:p>-0.2091708207</text:p>
          </table:table-cell>
          <table:table-cell table:formula="of:=['Partial 4x4''s'.L6]" office:value-type="float" office:value="0.543844133861594" calcext:value-type="float">
            <text:p>0.5438441339</text:p>
          </table:table-cell>
          <table:table-cell table:formula="of:=['Partial 4x4''s'.M6]" office:value-type="float" office:value="6.28318530717959" calcext:value-type="float">
            <text:p>6.2831853072</text:p>
          </table:table-cell>
          <table:table-cell table:formula="of:=['Partial 4x4''s'.N6]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formula="of:=['Partial 4x4''s'.A13]" office:value-type="float" office:value="3" calcext:value-type="float">
            <text:p>3</text:p>
          </table:table-cell>
          <table:table-cell table:formula="of:=['Partial 4x4''s'.C12]" office:value-type="float" office:value="6" calcext:value-type="float">
            <text:p>6</text:p>
          </table:table-cell>
          <table:table-cell table:formula="of:=['Partial 4x4''s'.F12]" office:value-type="float" office:value="325.537674142162" calcext:value-type="float">
            <text:p>325.5376741422</text:p>
          </table:table-cell>
          <table:table-cell table:formula="of:=['Partial 4x4''s'.H12]" office:value-type="float" office:value="599.25628272911" calcext:value-type="float">
            <text:p>599.2562827291</text:p>
          </table:table-cell>
          <table:table-cell table:formula="of:=['Partial 4x4''s'.J12]" office:value-type="float" office:value="-1096.22863797459" calcext:value-type="float">
            <text:p>-1096.2286379746</text:p>
          </table:table-cell>
          <table:table-cell table:formula="of:=['Partial 4x4''s'.K12]" office:value-type="float" office:value="-0.292839149002397" calcext:value-type="float">
            <text:p>-0.292839149</text:p>
          </table:table-cell>
          <table:table-cell table:formula="of:=['Partial 4x4''s'.L12]" office:value-type="float" office:value="0.543844133861594" calcext:value-type="float">
            <text:p>0.5438441339</text:p>
          </table:table-cell>
          <table:table-cell table:formula="of:=['Partial 4x4''s'.M12]" office:value-type="float" office:value="1.5707963267949" calcext:value-type="float">
            <text:p>1.5707963268</text:p>
          </table:table-cell>
          <table:table-cell table:formula="of:=['Partial 4x4''s'.N12]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formula="of:=['Partial 4x4''s'.A10]" office:value-type="float" office:value="0" calcext:value-type="float">
            <text:p>0</text:p>
          </table:table-cell>
          <table:table-cell table:formula="of:=['Partial 4x4''s'.C10]" office:value-type="float" office:value="7" calcext:value-type="float">
            <text:p>7</text:p>
          </table:table-cell>
          <table:table-cell table:formula="of:=['Partial 4x4''s'.F10]" office:value-type="float" office:value="45.6016399368582" calcext:value-type="float">
            <text:p>45.6016399369</text:p>
          </table:table-cell>
          <table:table-cell table:formula="of:=['Partial 4x4''s'.H10]" office:value-type="float" office:value="706.994920878518" calcext:value-type="float">
            <text:p>706.9949208785</text:p>
          </table:table-cell>
          <table:table-cell table:formula="of:=['Partial 4x4''s'.J10]" office:value-type="float" office:value="-1088.83300936233" calcext:value-type="float">
            <text:p>-1088.8330093623</text:p>
          </table:table-cell>
          <table:table-cell table:formula="of:=['Partial 4x4''s'.K10]" office:value-type="float" office:value="-0.0418341641431995" calcext:value-type="float">
            <text:p>-0.0418341641</text:p>
          </table:table-cell>
          <table:table-cell table:formula="of:=['Partial 4x4''s'.L10]" office:value-type="float" office:value="0.627512462147993" calcext:value-type="float">
            <text:p>0.6275124621</text:p>
          </table:table-cell>
          <table:table-cell table:formula="of:=['Partial 4x4''s'.M10]" office:value-type="float" office:value="1.5707963267949" calcext:value-type="float">
            <text:p>1.5707963268</text:p>
          </table:table-cell>
          <table:table-cell table:formula="of:=['Partial 4x4''s'.N10]" office:value-type="float" office:value="22" calcext:value-type="float">
            <text:p>22</text:p>
          </table:table-cell>
          <table:table-cell table:number-columns-repeated="1015"/>
        </table:table-row>
        <table:table-row table:style-name="ro4">
          <table:table-cell table:formula="of:=['Partial 4x4''s'.A11]" office:value-type="float" office:value="1" calcext:value-type="float">
            <text:p>1</text:p>
          </table:table-cell>
          <table:table-cell table:formula="of:=['Partial 4x4''s'.C11]" office:value-type="float" office:value="7" calcext:value-type="float">
            <text:p>7</text:p>
          </table:table-cell>
          <table:table-cell table:formula="of:=['Partial 4x4''s'.F11]" office:value-type="float" office:value="137.423660227531" calcext:value-type="float">
            <text:p>137.4236602275</text:p>
          </table:table-cell>
          <table:table-cell table:formula="of:=['Partial 4x4''s'.H11]" office:value-type="float" office:value="706.994920878518" calcext:value-type="float">
            <text:p>706.9949208785</text:p>
          </table:table-cell>
          <table:table-cell table:formula="of:=['Partial 4x4''s'.J11]" office:value-type="float" office:value="-1091.6077476392" calcext:value-type="float">
            <text:p>-1091.6077476392</text:p>
          </table:table-cell>
          <table:table-cell table:formula="of:=['Partial 4x4''s'.K11]" office:value-type="float" office:value="-0.125502492429599" calcext:value-type="float">
            <text:p>-0.1255024924</text:p>
          </table:table-cell>
          <table:table-cell table:formula="of:=['Partial 4x4''s'.L11]" office:value-type="float" office:value="0.627512462147993" calcext:value-type="float">
            <text:p>0.6275124621</text:p>
          </table:table-cell>
          <table:table-cell table:formula="of:=['Partial 4x4''s'.M11]" office:value-type="float" office:value="1.5707963267949" calcext:value-type="float">
            <text:p>1.5707963268</text:p>
          </table:table-cell>
          <table:table-cell table:formula="of:=['Partial 4x4''s'.N11]" office:value-type="float" office:value="22" calcext:value-type="float">
            <text:p>22</text:p>
          </table:table-cell>
          <table:table-cell table:number-columns-repeated="1015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4" number:min-integer-digits="1"/>
    </number:number-style>
    <number:number-style style:name="N127">
      <number:text>n = </number:text>
      <number:number number:decimal-places="0" number:min-integer-digits="1"/>
    </number:number-style>
    <number:number-style style:name="N128">
      <number:number number:decimal-places="0" number:min-integer-digits="1"/>
      <number:text>/9</number:text>
    </number:number-style>
    <number:number-style style:name="N129">
      <number:number number:decimal-places="1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7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9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1:46:59.608957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11:08:26.536219448</meta:creation-date>
    <dc:date>2015-06-17T14:00:49.520704032</dc:date>
    <meta:editing-duration>P1DT49M37S</meta:editing-duration>
    <meta:editing-cycles>87</meta:editing-cycles>
    <meta:generator>LibreOffice/4.2.8.2$Linux_X86_64 LibreOffice_project/420m0$Build-2</meta:generator>
    <meta:document-statistic meta:table-count="8" meta:cell-count="9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3.952cm" style:legend-expansion="high" chart:style-name="ch2"/>
        <chart:plot-area chart:style-name="ch3" table:cell-range-address="'Carbon Fiber Special Blocks'.A3:'Carbon Fiber Special Blocks'.B4" svg:x="0.32cm" svg:y="0.18cm" svg:width="11.82cm" svg:height="8.64cm">
          <chartooo:coordinate-region svg:x="0.941cm" svg:y="0.379cm" svg:width="10.9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rbon Fiber Special Blocks'.A4:'Carbon Fiber Special Blocks'.B4" chart:class="chart:scatter">
            <chart:domain table:cell-range-address="'Carbon Fiber Special Blocks'.A3:'Carbon Fiber Special Blocks'.B3"/>
            <chart:regression-curve chart:style-name="ch7">
              <chart:equation chart:display-equation="true" chart:display-r-square="false" svg:x="1.326cm" svg:y="1.83cm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arbon Fiber Special Blocks'.A3:'Carbon Fiber Special Blocks'.B3</svg:desc>
                </draw:g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.72">
                <text:p>20.72</text:p>
                <draw:g>
                  <svg:desc>'Carbon Fiber Special Blocks'.A4:'Carbon Fiber Special Blocks'.B4</svg:desc>
                </draw:g>
              </table:table-cell>
              <table:table-cell office:value-type="float" office:value="24.487272727275">
                <text:p>24.487272727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